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7634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0.4146in"/>
    </style:style>
    <style:style style:name="co13" style:family="table-column">
      <style:table-column-properties fo:break-before="auto" style:column-width="1.1138in"/>
    </style:style>
    <style:style style:name="co14" style:family="table-column">
      <style:table-column-properties fo:break-before="auto" style:column-width="0.3728in"/>
    </style:style>
    <style:style style:name="co15" style:family="table-column">
      <style:table-column-properties fo:break-before="auto" style:column-width="0.9634in"/>
    </style:style>
    <style:style style:name="co16" style:family="table-column">
      <style:table-column-properties fo:break-before="auto" style:column-width="0.6244in"/>
    </style:style>
    <style:style style:name="co17" style:family="table-column">
      <style:table-column-properties fo:break-before="auto" style:column-width="0.4583in"/>
    </style:style>
    <style:style style:name="co18" style:family="table-column">
      <style:table-column-properties fo:break-before="auto" style:column-width="0.4909in"/>
    </style:style>
    <style:style style:name="co19" style:family="table-column">
      <style:table-column-properties fo:break-before="auto" style:column-width="0.452in"/>
    </style:style>
    <style:style style:name="ro1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2661in" fo:break-before="auto" style:use-optimal-row-height="false"/>
    </style:style>
    <style:style style:name="ro5" style:family="table-row">
      <style:table-row-properties style:row-height="0.4673in" fo:break-before="auto" style:use-optimal-row-height="true"/>
    </style:style>
    <style:style style:name="ro6" style:family="table-row">
      <style:table-row-properties style:row-height="0.3173in" fo:break-before="auto" style:use-optimal-row-height="true"/>
    </style:style>
    <style:style style:name="ro7" style:family="table-row">
      <style:table-row-properties style:row-height="0.2484in" fo:break-before="auto" style:use-optimal-row-height="true"/>
    </style:style>
    <style:style style:name="ro8" style:family="table-row">
      <style:table-row-properties style:row-height="0.2693in" fo:break-before="auto" style:use-optimal-row-height="true"/>
    </style:style>
    <style:style style:name="ro9" style:family="table-row">
      <style:table-row-properties style:row-height="0.2728in" fo:break-before="auto" style:use-optimal-row-height="true"/>
    </style:style>
    <style:style style:name="ro10" style:family="table-row">
      <style:table-row-properties style:row-height="0.539in" fo:break-before="auto" style:use-optimal-row-height="true"/>
    </style:style>
    <style:style style:name="ro11" style:family="table-row">
      <style:table-row-properties style:row-height="0.1783in" fo:break-before="auto" style:use-optimal-row-height="false"/>
    </style:style>
    <style:style style:name="ro12" style:family="table-row">
      <style:table-row-properties style:row-height="0.2366in" fo:break-before="auto" style:use-optimal-row-height="tru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1" style:family="table-cell" style:parent-style-name="Heading">
      <style:text-properties fo:color="#333366" fo:font-style="normal" style:font-style-asian="normal" style:font-style-complex="normal"/>
    </style:style>
    <style:style style:name="ce32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33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4" style:family="table-cell" style:parent-style-name="Default">
      <style:table-cell-properties fo:padding="0.0417in"/>
      <style:text-properties fo:font-size="9pt" fo:font-style="italic" style:font-size-asian="9pt" style:font-style-asian="italic" style:font-size-complex="9pt" style:font-style-complex="italic"/>
    </style:style>
    <style:style style:name="ce35" style:family="table-cell" style:parent-style-name="Default">
      <style:table-cell-properties fo:border="0.0008in solid #000000" fo:padding="0.0417in"/>
    </style:style>
    <style:style style:name="ce36" style:family="table-cell" style:parent-style-name="Default" style:data-style-name="N117">
      <style:table-cell-properties style:text-align-source="fix" style:repeat-content="false" fo:border="0.0008in solid #000000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38" style:family="table-cell" style:parent-style-name="Default">
      <style:text-properties fo:font-size="10pt" style:font-size-asian="10pt" style:font-size-complex="10pt"/>
    </style:style>
    <style:style style:name="ce39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42" style:family="table-cell" style:parent-style-name="Default">
      <style:table-cell-properties fo:padding="0.028in"/>
    </style:style>
    <style:style style:name="ce43" style:family="table-cell" style:parent-style-name="Default">
      <style:table-cell-properties fo:border="0.0008in solid #000000"/>
    </style:style>
    <style:style style:name="ce44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5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46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style:font-size-asian="10pt" style:font-size-complex="10pt"/>
      <style:map style:condition="cell-content()&gt;0" style:apply-style-name="Absent" style:base-cell-address="Tong_Hop_Ngay_Nghi_2017.C2"/>
    </style:style>
    <style:style style:name="ce47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fo:language="en" fo:country="US" style:font-name-asian="Ari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  <style:map style:condition="cell-content()&gt;0" style:apply-style-name="Absent" style:base-cell-address="Tong_Hop_Ngay_Nghi_2017.C2"/>
    </style:style>
    <style:style style:name="ce48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transparent" fo:border="0.0008in solid #000000" fo:padding="0.028in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="0.0008in solid #000000" fo:padding="0.028in"/>
    </style:style>
    <style:style style:name="ce51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5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3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55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56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57" style:family="table-cell" style:parent-style-name="Default">
      <style:map style:condition="cell-content()=&quot;Sun&quot;" style:apply-style-name="Không_20_tên4" style:base-cell-address="'Cover Page'.AH1"/>
    </style:style>
    <style:style style:name="ce58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5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3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64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6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6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68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69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70" style:family="table-cell" style:parent-style-name="Default">
      <style:map style:condition="cell-content()=&quot;Sun&quot;" style:apply-style-name="Không_20_tên4" style:base-cell-address="'Cover Page'.AH1"/>
    </style:style>
    <style:style style:name="ce71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7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6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7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8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80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1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82" style:family="table-cell" style:parent-style-name="Default">
      <style:map style:condition="cell-content()=&quot;Sun&quot;" style:apply-style-name="Không_20_tên4" style:base-cell-address="'Cover Page'.AH1"/>
    </style:style>
    <style:style style:name="ce83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8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8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8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0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92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93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94" style:family="table-cell" style:parent-style-name="Default">
      <style:map style:condition="cell-content()=&quot;Sun&quot;" style:apply-style-name="Không_20_tên4" style:base-cell-address="'Cover Page'.AH1"/>
    </style:style>
    <style:style style:name="ce95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9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Cover Page'.N2"/>
      </table:content-validations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Internship Timekeeping Information 2017</text:p>
          </table:table-cell>
          <table:table-cell table:style-name="ce2" table:number-columns-repeated="1021"/>
          <table:table-cell table:number-columns-repeated="2"/>
        </table:table-row>
        <table:table-row table:style-name="ro4">
          <table:table-cell table:style-name="ce4" office:value-type="string">
            <text:p>Created by:</text:p>
          </table:table-cell>
          <table:table-cell table:style-name="ce9" office:value-type="string">
            <text:p>Hang Dang-Thi-Thuy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date" office:date-value="2017-08-16">
            <text:p>August 16, 2017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0.1">
            <text:p>0.1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5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1018"/>
          <table:table-cell table:number-columns-repeated="4"/>
        </table:table-row>
        <table:table-row table:style-name="ro6">
          <table:table-cell table:style-name="ce31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32" office:value-type="string">
            <text:p>Version</text:p>
          </table:table-cell>
          <table:table-cell table:style-name="ce32" office:value-type="string">
            <text:p>Change description</text:p>
          </table:table-cell>
          <table:table-cell table:style-name="ce32" office:value-type="string">
            <text:p>Changed by</text:p>
          </table:table-cell>
          <table:table-cell table:style-name="ce32" office:value-type="string">
            <text:p>Date</text:p>
          </table:table-cell>
          <table:table-cell table:style-name="ce37" table:number-columns-repeated="1014"/>
          <table:table-cell table:style-name="ce38" table:number-columns-repeated="4"/>
        </table:table-row>
        <table:table-row table:style-name="ro7">
          <table:table-cell table:style-name="ce33" office:value-type="float" office:value="0.1">
            <text:p>0.1</text:p>
          </table:table-cell>
          <table:table-cell table:style-name="ce9" office:value-type="string">
            <text:p>Initiate and add content</text:p>
          </table:table-cell>
          <table:table-cell table:style-name="ce9" office:value-type="string">
            <text:p>Hang Dang-Thi-Thuy</text:p>
          </table:table-cell>
          <table:table-cell table:style-name="ce36" office:value-type="date" office:date-value="2017-08-16">
            <text:p>August 16, 2017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33" office:value-type="float" office:value="0.2">
            <text:p>0.2</text:p>
          </table:table-cell>
          <table:table-cell table:style-name="ce35" office:value-type="string">
            <text:p>Remove NhanVT</text:p>
          </table:table-cell>
          <table:table-cell table:style-name="ce9" office:value-type="string">
            <text:p>Hang Dang-Thi-Thuy</text:p>
          </table:table-cell>
          <table:table-cell table:style-name="ce36" office:value-type="date" office:date-value="2017-11-27">
            <text:p>November 27, 2017</text:p>
          </table:table-cell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12" table:number-columns-repeated="1018"/>
          <table:table-cell table:number-columns-repeated="4"/>
        </table:table-row>
        <table:table-row table:style-name="ro2">
          <table:table-cell table:style-name="ce34"/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34"/>
          <table:table-cell table:style-name="ce12" table:number-columns-repeated="2"/>
          <table:table-cell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34"/>
          <table:table-cell table:style-name="ce12" table:number-columns-repeated="1017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11">
          <table:table-cell table:style-name="ce12" table:number-columns-repeated="1018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65505">
          <table:table-cell table:style-name="ce12" table:number-columns-repeated="1018"/>
          <table:table-cell table:number-columns-repeated="4"/>
        </table:table-row>
        <table:table-row table:style-name="ro2" table:number-rows-repeated="983048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7" table:style-name="ta3" table:print="false">
        <office:forms form:automatic-focus="false" form:apply-design-mode="false"/>
        <table:table-column table:style-name="co12" table:default-cell-style-name="Default"/>
        <table:table-column table:style-name="co7" table:number-columns-repeated="2" table:default-cell-style-name="Default"/>
        <table:table-column table:style-name="co13" table:default-cell-style-name="Default"/>
        <table:table-column table:style-name="co7" table:visibility="collapse" table:default-cell-style-name="Default"/>
        <table:table-column table:style-name="co7" table:default-cell-style-name="Default"/>
        <table:table-row table:style-name="ro8">
          <table:table-cell table:style-name="ce39" office:value-type="string">
            <text:p>Tổng hợp ngày nghỉ 2017</text:p>
          </table:table-cell>
          <table:table-cell table:style-name="ce42" table:number-columns-repeated="5"/>
        </table:table-row>
        <table:table-row table:style-name="ro9">
          <table:table-cell table:style-name="ce39"/>
          <table:table-cell table:style-name="ce42" table:number-columns-repeated="5"/>
        </table:table-row>
        <table:table-row table:style-name="ro10">
          <table:table-cell table:style-name="ce40" office:value-type="string">
            <text:p>No.</text:p>
          </table:table-cell>
          <table:table-cell table:style-name="ce40" office:value-type="string">
            <text:p>Name</text:p>
          </table:table-cell>
          <table:table-cell table:style-name="ce44" office:value-type="string">
            <text:p>Start Working Date 2017</text:p>
          </table:table-cell>
          <table:table-cell table:style-name="ce44" office:value-type="string">
            <text:p>Working To</text:p>
          </table:table-cell>
          <table:table-cell table:style-name="ce44" office:value-type="string">
            <text:p>Total of Absent Until Mar 31</text:p>
          </table:table-cell>
          <table:table-cell table:style-name="ce44" office:value-type="string">
            <text:p>Total of Absent</text:p>
          </table:table-cell>
        </table:table-row>
        <table:table-row table:style-name="ro7">
          <table:table-cell table:style-name="ce41" office:value-type="float" office:value="1">
            <text:p>1</text:p>
          </table:table-cell>
          <table:table-cell table:style-name="ce43" office:value-type="string">
            <text:p>CongNT</text:p>
          </table:table-cell>
          <table:table-cell table:style-name="ce45" office:value-type="date" office:date-value="2017-08-14">
            <text:p>08/14/17</text:p>
          </table:table-cell>
          <table:table-cell table:style-name="ce45" table:formula="of:=IF(YEAR(NOW())&gt;YEAR([.C4]);DATE(YEAR([.C4]);12;31);NOW())" office:value-type="date" office:date-value="2017-11-27T15:43:26">
            <text:p>11/27/17</text:p>
          </table:table-cell>
          <table:table-cell table:style-name="ce46"/>
          <table:table-cell table:style-name="ce47" table:formula="of:=SUMPRODUCT([Thong_Tin_Ngay_Nghi_201708.$B$3:.$B$42]=[.$B4];[Thong_Tin_Ngay_Nghi_201708.$C$3:.$C$42])+SUMPRODUCT([Thong_Tin_Ngay_Nghi_201710.$B$3:.$B$42]=[.$B4];[Thong_Tin_Ngay_Nghi_201710.$C$3:.$C$42])" office:value-type="float" office:value="24">
            <text:p>24</text:p>
          </table:table-cell>
        </table:table-row>
        <table:table-row table:style-name="ro2" table:number-rows-repeated="10">
          <table:table-cell table:number-columns-repeated="6"/>
        </table:table-row>
        <table:table-row table:style-name="ro11">
          <table:table-cell table:number-columns-repeated="6"/>
        </table:table-row>
        <table:table-row table:style-name="ro2" table:number-rows-repeated="1048559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Thong_Tin_Ngay_Nghi_201708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8" table:default-cell-style-name="ce57"/>
        <table:table-column table:style-name="co18" table:number-columns-repeated="7" table:default-cell-style-name="ce57"/>
        <table:table-column table:style-name="co17" table:number-columns-repeated="15" table:default-cell-style-name="ce57"/>
        <table:table-column table:style-name="co19" table:default-cell-style-name="Default"/>
        <table:table-column table:style-name="co7" table:number-columns-repeated="949" table:default-cell-style-name="Default"/>
        <table:table-row table:style-name="ro2">
          <table:table-cell table:style-name="ce48"/>
          <table:table-cell table:style-name="ce49" table:number-columns-repeated="2"/>
          <table:table-cell table:style-name="ce52" table:number-columns-repeated="8"/>
          <table:table-cell table:style-name="ce59" office:value-type="string" table:number-columns-spanned="2" table:number-rows-spanned="1">
            <text:p>Month</text:p>
          </table:table-cell>
          <table:covered-table-cell table:style-name="ce60"/>
          <table:table-cell table:style-name="ce61" table:content-validation-name="val1" office:value-type="float" office:value="8" table:number-columns-spanned="2" table:number-rows-spanned="1">
            <text:p>8</text:p>
          </table:table-cell>
          <table:covered-table-cell table:style-name="ce60"/>
          <table:table-cell table:style-name="ce59" office:value-type="string" table:number-columns-spanned="2" table:number-rows-spanned="1">
            <text:p>Year</text:p>
          </table:table-cell>
          <table:covered-table-cell table:style-name="ce60"/>
          <table:table-cell table:style-name="ce59" office:value-type="float" office:value="2017" table:number-columns-spanned="2" table:number-rows-spanned="1">
            <text:p>2017</text:p>
          </table:table-cell>
          <table:covered-table-cell table:style-name="ce62"/>
          <table:table-cell table:style-name="ce52" table:number-columns-repeated="15"/>
          <table:table-cell table:style-name="ce63" table:number-columns-repeated="949"/>
        </table:table-row>
        <table:table-row table:style-name="ro2">
          <table:table-cell table:style-name="ce48" table:number-columns-repeated="3"/>
          <table:table-cell table:style-name="ce53" table:formula="of:=DATE([.$R$1];[.N1];1)" office:value-type="date" office:date-value="2017-08-01">
            <text:p>01</text:p>
          </table:table-cell>
          <table:table-cell table:style-name="ce53" table:formula="of:=[.D2]+1" office:value-type="date" office:date-value="2017-08-02">
            <text:p>02</text:p>
          </table:table-cell>
          <table:table-cell table:style-name="ce53" table:formula="of:=[.E2]+1" office:value-type="date" office:date-value="2017-08-03">
            <text:p>03</text:p>
          </table:table-cell>
          <table:table-cell table:style-name="ce53" table:formula="of:=[.F2]+1" office:value-type="date" office:date-value="2017-08-04">
            <text:p>04</text:p>
          </table:table-cell>
          <table:table-cell table:style-name="ce53" table:formula="of:=[.G2]+1" office:value-type="date" office:date-value="2017-08-05">
            <text:p>05</text:p>
          </table:table-cell>
          <table:table-cell table:style-name="ce53" table:formula="of:=[.H2]+1" office:value-type="date" office:date-value="2017-08-06">
            <text:p>06</text:p>
          </table:table-cell>
          <table:table-cell table:style-name="ce53" table:formula="of:=[.I2]+1" office:value-type="date" office:date-value="2017-08-07">
            <text:p>07</text:p>
          </table:table-cell>
          <table:table-cell table:style-name="ce53" table:formula="of:=[.J2]+1" office:value-type="date" office:date-value="2017-08-08">
            <text:p>08</text:p>
          </table:table-cell>
          <table:table-cell table:style-name="ce53" table:formula="of:=[.K2]+1" office:value-type="date" office:date-value="2017-08-09">
            <text:p>09</text:p>
          </table:table-cell>
          <table:table-cell table:style-name="ce53" table:formula="of:=[.L2]+1" office:value-type="date" office:date-value="2017-08-10">
            <text:p>10</text:p>
          </table:table-cell>
          <table:table-cell table:style-name="ce53" table:formula="of:=[.M2]+1" office:value-type="date" office:date-value="2017-08-11">
            <text:p>11</text:p>
          </table:table-cell>
          <table:table-cell table:style-name="ce53" table:formula="of:=[.N2]+1" office:value-type="date" office:date-value="2017-08-12">
            <text:p>12</text:p>
          </table:table-cell>
          <table:table-cell table:style-name="ce53" table:formula="of:=[.O2]+1" office:value-type="date" office:date-value="2017-08-13">
            <text:p>13</text:p>
          </table:table-cell>
          <table:table-cell table:style-name="ce53" table:formula="of:=[.P2]+1" office:value-type="date" office:date-value="2017-08-14">
            <text:p>14</text:p>
          </table:table-cell>
          <table:table-cell table:style-name="ce53" table:formula="of:=[.Q2]+1" office:value-type="date" office:date-value="2017-08-15">
            <text:p>15</text:p>
          </table:table-cell>
          <table:table-cell table:style-name="ce53" table:formula="of:=[.R2]+1" office:value-type="date" office:date-value="2017-08-16">
            <text:p>16</text:p>
          </table:table-cell>
          <table:table-cell table:style-name="ce53" table:formula="of:=[.S2]+1" office:value-type="date" office:date-value="2017-08-17">
            <text:p>17</text:p>
          </table:table-cell>
          <table:table-cell table:style-name="ce53" table:formula="of:=[.T2]+1" office:value-type="date" office:date-value="2017-08-18">
            <text:p>18</text:p>
          </table:table-cell>
          <table:table-cell table:style-name="ce53" table:formula="of:=[.U2]+1" office:value-type="date" office:date-value="2017-08-19">
            <text:p>19</text:p>
          </table:table-cell>
          <table:table-cell table:style-name="ce53" table:formula="of:=[.V2]+1" office:value-type="date" office:date-value="2017-08-20">
            <text:p>20</text:p>
          </table:table-cell>
          <table:table-cell table:style-name="ce53" table:formula="of:=[.W2]+1" office:value-type="date" office:date-value="2017-08-21">
            <text:p>21</text:p>
          </table:table-cell>
          <table:table-cell table:style-name="ce53" table:formula="of:=[.X2]+1" office:value-type="date" office:date-value="2017-08-22">
            <text:p>22</text:p>
          </table:table-cell>
          <table:table-cell table:style-name="ce53" table:formula="of:=[.Y2]+1" office:value-type="date" office:date-value="2017-08-23">
            <text:p>23</text:p>
          </table:table-cell>
          <table:table-cell table:style-name="ce53" table:formula="of:=[.Z2]+1" office:value-type="date" office:date-value="2017-08-24">
            <text:p>24</text:p>
          </table:table-cell>
          <table:table-cell table:style-name="ce53" table:formula="of:=[.AA2]+1" office:value-type="date" office:date-value="2017-08-25">
            <text:p>25</text:p>
          </table:table-cell>
          <table:table-cell table:style-name="ce53" table:formula="of:=[.AB2]+1" office:value-type="date" office:date-value="2017-08-26">
            <text:p>26</text:p>
          </table:table-cell>
          <table:table-cell table:style-name="ce53" table:formula="of:=[.AC2]+1" office:value-type="date" office:date-value="2017-08-27">
            <text:p>27</text:p>
          </table:table-cell>
          <table:table-cell table:style-name="ce53" table:formula="of:=[.AD2]+1" office:value-type="date" office:date-value="2017-08-28">
            <text:p>28</text:p>
          </table:table-cell>
          <table:table-cell table:style-name="ce53" table:formula="of:=[.AE2]+1" office:value-type="date" office:date-value="2017-08-29">
            <text:p>29</text:p>
          </table:table-cell>
          <table:table-cell table:style-name="ce53" table:formula="of:=[.AF2]+1" office:value-type="date" office:date-value="2017-08-30">
            <text:p>30</text:p>
          </table:table-cell>
          <table:table-cell table:style-name="ce53" table:formula="of:=[.AG2]+1" office:value-type="date" office:date-value="2017-08-31">
            <text:p>31</text:p>
          </table:table-cell>
          <table:table-cell table:style-name="ce63" table:number-columns-repeated="949"/>
        </table:table-row>
        <table:table-row table:style-name="ro7">
          <table:table-cell table:style-name="ce48" office:value-type="string">
            <text:p>No.</text:p>
          </table:table-cell>
          <table:table-cell table:style-name="ce48" office:value-type="string">
            <text:p>Name</text:p>
          </table:table-cell>
          <table:table-cell table:style-name="ce48" office:value-type="string">
            <text:p>Absent</text:p>
          </table:table-cell>
          <table:table-cell table:style-name="ce54" table:formula="of:=CHOOSE(WEEKDAY([.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4" table:formula="of:=CHOOSE(WEEKDAY([.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4" table:formula="of:=CHOOSE(WEEKDAY([.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4" table:formula="of:=CHOOSE(WEEKDAY([.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4" table:formula="of:=CHOOSE(WEEKDAY([.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4" table:formula="of:=CHOOSE(WEEKDAY([.I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4" table:formula="of:=CHOOSE(WEEKDAY([.J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4" table:formula="of:=CHOOSE(WEEKDAY([.K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4" table:formula="of:=CHOOSE(WEEKDAY([.L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4" table:formula="of:=CHOOSE(WEEKDAY([.M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4" table:formula="of:=CHOOSE(WEEKDAY([.N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4" table:formula="of:=CHOOSE(WEEKDAY([.O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4" table:formula="of:=CHOOSE(WEEKDAY([.P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4" table:formula="of:=CHOOSE(WEEKDAY([.Q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4" table:formula="of:=CHOOSE(WEEKDAY([.R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4" table:formula="of:=CHOOSE(WEEKDAY([.S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4" table:formula="of:=CHOOSE(WEEKDAY([.T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4" table:formula="of:=CHOOSE(WEEKDAY([.U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4" table:formula="of:=CHOOSE(WEEKDAY([.V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4" table:formula="of:=CHOOSE(WEEKDAY([.W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4" table:formula="of:=CHOOSE(WEEKDAY([.X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4" table:formula="of:=CHOOSE(WEEKDAY([.Y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4" table:formula="of:=CHOOSE(WEEKDAY([.Z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4" table:formula="of:=CHOOSE(WEEKDAY([.AA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4" table:formula="of:=CHOOSE(WEEKDAY([.AB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4" table:formula="of:=CHOOSE(WEEKDAY([.AC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4" table:formula="of:=CHOOSE(WEEKDAY([.A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4" table:formula="of:=CHOOSE(WEEKDAY([.A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4" table:formula="of:=CHOOSE(WEEKDAY([.A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4" table:formula="of:=CHOOSE(WEEKDAY([.A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4" table:formula="of:=CHOOSE(WEEKDAY([.A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3" table:number-columns-repeated="949"/>
        </table:table-row>
        <table:table-row table:style-name="ro7">
          <table:table-cell table:style-name="ce41" office:value-type="float" office:value="1">
            <text:p>1</text:p>
          </table:table-cell>
          <table:table-cell table:style-name="ce43" office:value-type="string">
            <text:p>CongNT</text:p>
          </table:table-cell>
          <table:table-cell table:style-name="ce51" table:formula="of:=SUM([.D4:.AG4])" office:value-type="float" office:value="6">
            <text:p>6</text:p>
          </table:table-cell>
          <table:table-cell table:style-name="ce55" table:number-columns-repeated="13"/>
          <table:table-cell table:style-name="ce55" office:value-type="float" office:value="0">
            <text:p>0</text:p>
          </table:table-cell>
          <table:table-cell table:style-name="ce55" office:value-type="float" office:value="1">
            <office:annotation draw:style-name="gr1" draw:text-style-name="P1" svg:width="1.1413in" svg:height="0.2634in" svg:x="9.2661in" svg:y="0.1197in" draw:caption-point-x="-0.2402in" draw:caption-point-y="0.5984in">
              <dc:date>2017-08-16T00:00:00</dc:date>
              <text:p text:style-name="P1"><text:span text:style-name="T1">Đi học</text:span></text:p>
            </office:annotation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0.5">
            <office:annotation draw:style-name="gr1" draw:text-style-name="P1" svg:width="1.1413in" svg:height="0.2634in" svg:x="10.1791in" svg:y="0.1197in" draw:caption-point-x="-0.2402in" draw:caption-point-y="0.5984in">
              <dc:date>2017-08-16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55" office:value-type="float" office:value="1">
            <office:annotation draw:style-name="gr1" draw:text-style-name="P1" svg:width="1.1413in" svg:height="0.2634in" svg:x="10.6358in" svg:y="0.1772in" draw:caption-point-x="-0.2402in" draw:caption-point-y="0.5409in">
              <dc:date>2017-08-16T00:00:00</dc:date>
              <text:p text:style-name="P1"><text:span text:style-name="T1">Đi học</text:span></text:p>
            </office:annotation>
            <text:p>1</text:p>
          </table:table-cell>
          <table:table-cell table:style-name="ce55" table:number-columns-repeated="2"/>
          <table:table-cell table:style-name="ce55" office:value-type="float" office:value="0">
            <text:p>0</text:p>
          </table:table-cell>
          <table:table-cell table:style-name="ce55" office:value-type="float" office:value="1">
            <office:annotation draw:style-name="gr1" draw:text-style-name="P1" svg:width="1.1413in" svg:height="0.2634in" svg:x="12.4622in" svg:y="0.178in" draw:caption-point-x="-0.2402in" draw:caption-point-y="0.5402in">
              <dc:date>2017-08-16T00:00:00</dc:date>
              <text:p text:style-name="P1"><text:span text:style-name="T1">Đi học</text:span></text:p>
            </office:annotation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0.5">
            <office:annotation draw:style-name="gr1" draw:text-style-name="P1" svg:width="1.1413in" svg:height="0.2634in" svg:x="13.3756in" svg:y="0.1787in" draw:caption-point-x="-0.2402in" draw:caption-point-y="0.5394in">
              <dc:date>2017-08-16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55" office:value-type="float" office:value="1">
            <office:annotation draw:style-name="gr1" draw:text-style-name="P1" svg:width="1.1413in" svg:height="0.2634in" svg:x="13.8323in" svg:y="0.1791in" draw:caption-point-x="-0.2402in" draw:caption-point-y="0.539in">
              <dc:date>2017-08-16T00:00:00</dc:date>
              <text:p text:style-name="P1"><text:span text:style-name="T1">Đi học</text:span></text:p>
            </office:annotation>
            <text:p>1</text:p>
          </table:table-cell>
          <table:table-cell table:style-name="ce55" table:number-columns-repeated="2"/>
          <table:table-cell table:style-name="ce55" office:value-type="float" office:value="0">
            <office:annotation draw:style-name="gr2" draw:text-style-name="P1" svg:width="1.1413in" svg:height="0.5457in" svg:x="15.202in" svg:y="0.1217in" draw:caption-point-x="-0.2402in" draw:caption-point-y="0.5965in">
              <dc:date>2017-08-28T00:00:00</dc:date>
              <text:p text:style-name="P1"><text:span text:style-name="T1">Nhà xe cúp điện, xin đi trễ, 8h44 vào cty</text:span></text:p>
            </office:annotation>
            <text:p>0</text:p>
          </table:table-cell>
          <table:table-cell table:style-name="ce55" office:value-type="float" office:value="1">
            <office:annotation draw:style-name="gr1" draw:text-style-name="P1" svg:width="1.1413in" svg:height="0.2634in" svg:x="15.6587in" svg:y="0.1795in" draw:caption-point-x="-0.2402in" draw:caption-point-y="0.5386in">
              <dc:date>2017-08-16T00:00:00</dc:date>
              <text:p text:style-name="P1"><text:span text:style-name="T1">Đi học</text:span></text:p>
            </office:annotation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0.5">
            <office:annotation office:display="true" draw:style-name="gr1" draw:text-style-name="P1" svg:width="1.1413in" svg:height="0.2634in" svg:x="16.5657in" svg:y="0.1913in" draw:caption-point-x="-0.2402in" draw:caption-point-y="0.5264in">
              <dc:date>2017-08-16T00:00:00</dc:date>
              <text:p text:style-name="P2"><text:span text:style-name="T1">Đi học, Off sáng</text:span></text:p>
            </office:annotation>
            <text:p>0.5</text:p>
          </table:table-cell>
          <table:table-cell table:style-name="ce42" table:number-columns-repeated="949"/>
        </table:table-row>
        <table:table-row table:style-name="ro7">
          <table:table-cell table:style-name="ce41" office:value-type="float" office:value="2">
            <text:p>2</text:p>
          </table:table-cell>
          <table:table-cell table:style-name="ce50" office:value-type="string">
            <text:p>NhanVT</text:p>
          </table:table-cell>
          <table:table-cell table:style-name="ce51" table:formula="of:=SUM([.D5:.AG5])" office:value-type="float" office:value="6">
            <text:p>6</text:p>
          </table:table-cell>
          <table:table-cell table:style-name="ce55" table:number-columns-repeated="13"/>
          <table:table-cell table:style-name="ce55" office:value-type="float" office:value="0">
            <text:p>0</text:p>
          </table:table-cell>
          <table:table-cell table:style-name="ce55" office:value-type="float" office:value="1">
            <office:annotation draw:style-name="gr1" draw:text-style-name="P1" svg:width="1.1413in" svg:height="0.2634in" svg:x="9.2661in" svg:y="0.4248in" draw:caption-point-x="-0.2402in" draw:caption-point-y="0.5409in">
              <dc:date>2017-08-16T00:00:00</dc:date>
              <text:p text:style-name="P1"><text:span text:style-name="T1">Đi học</text:span></text:p>
            </office:annotation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0.5">
            <office:annotation draw:style-name="gr1" draw:text-style-name="P1" svg:width="1.1413in" svg:height="0.2634in" svg:x="10.1791in" svg:y="0.4248in" draw:caption-point-x="-0.2402in" draw:caption-point-y="0.5409in">
              <dc:date>2017-08-16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55" office:value-type="float" office:value="1">
            <office:annotation draw:style-name="gr1" draw:text-style-name="P1" svg:width="1.1413in" svg:height="0.2634in" svg:x="10.6358in" svg:y="0.4248in" draw:caption-point-x="-0.2402in" draw:caption-point-y="0.5409in">
              <dc:date>2017-08-16T00:00:00</dc:date>
              <text:p text:style-name="P1"><text:span text:style-name="T1">Đi học</text:span></text:p>
            </office:annotation>
            <text:p>1</text:p>
          </table:table-cell>
          <table:table-cell table:style-name="ce55" table:number-columns-repeated="2"/>
          <table:table-cell table:style-name="ce55" office:value-type="float" office:value="0">
            <text:p>0</text:p>
          </table:table-cell>
          <table:table-cell table:style-name="ce55" office:value-type="float" office:value="1">
            <office:annotation draw:style-name="gr1" draw:text-style-name="P1" svg:width="1.1413in" svg:height="0.2634in" svg:x="12.4622in" svg:y="0.4256in" draw:caption-point-x="-0.2402in" draw:caption-point-y="0.5402in">
              <dc:date>2017-08-16T00:00:00</dc:date>
              <text:p text:style-name="P1"><text:span text:style-name="T1">Đi học</text:span></text:p>
            </office:annotation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0.5">
            <office:annotation draw:style-name="gr1" draw:text-style-name="P1" svg:width="1.1413in" svg:height="0.2634in" svg:x="13.3756in" svg:y="0.4264in" draw:caption-point-x="-0.2402in" draw:caption-point-y="0.5394in">
              <dc:date>2017-08-16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55" office:value-type="float" office:value="1">
            <office:annotation draw:style-name="gr1" draw:text-style-name="P1" svg:width="1.1413in" svg:height="0.2634in" svg:x="13.8323in" svg:y="0.4268in" draw:caption-point-x="-0.2402in" draw:caption-point-y="0.539in">
              <dc:date>2017-08-16T00:00:00</dc:date>
              <text:p text:style-name="P1"><text:span text:style-name="T1">Đi học</text:span></text:p>
            </office:annotation>
            <text:p>1</text:p>
          </table:table-cell>
          <table:table-cell table:style-name="ce55" table:number-columns-repeated="2"/>
          <table:table-cell table:style-name="ce55" office:value-type="float" office:value="0">
            <office:annotation draw:style-name="gr2" draw:text-style-name="P1" svg:width="1.1413in" svg:height="0.5457in" svg:x="15.202in" svg:y="0.4268in" draw:caption-point-x="-0.2402in" draw:caption-point-y="0.539in">
              <dc:date>2017-08-28T00:00:00</dc:date>
              <text:p text:style-name="P1"><text:span text:style-name="T1">Nhà xe cúp điện, xin đi trễ, 8h44 vào cty</text:span></text:p>
            </office:annotation>
            <text:p>0</text:p>
          </table:table-cell>
          <table:table-cell table:style-name="ce55" office:value-type="float" office:value="1">
            <office:annotation draw:style-name="gr1" draw:text-style-name="P1" svg:width="1.1413in" svg:height="0.2634in" svg:x="15.6587in" svg:y="0.4272in" draw:caption-point-x="-0.2402in" draw:caption-point-y="0.5386in">
              <dc:date>2017-08-16T00:00:00</dc:date>
              <text:p text:style-name="P1"><text:span text:style-name="T1">Đi học</text:span></text:p>
            </office:annotation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0.5">
            <office:annotation office:display="true" draw:style-name="gr1" draw:text-style-name="P1" svg:width="1.1413in" svg:height="0.2634in" svg:x="16.5657in" svg:y="0.439in" draw:caption-point-x="-0.2402in" draw:caption-point-y="0.5264in">
              <dc:date>2017-08-16T00:00:00</dc:date>
              <text:p text:style-name="P2"><text:span text:style-name="T1">Đi học, Off sáng</text:span></text:p>
            </office:annotation>
            <text:p>0.5</text:p>
          </table:table-cell>
          <table:table-cell table:style-name="ce42" table:number-columns-repeated="949"/>
        </table:table-row>
        <table:table-row table:style-name="ro2">
          <table:table-cell table:number-columns-repeated="3"/>
          <table:table-cell table:style-name="Default" table:number-columns-repeated="30"/>
          <table:table-cell table:number-columns-repeated="950"/>
        </table:table-row>
        <table:table-row table:style-name="ro2">
          <table:table-cell table:style-name="ce42" table:number-columns-repeated="2"/>
          <table:table-cell table:style-name="ce42" office:value-type="string">
            <text:p>chỉ lên Cty vào Thứ 2, Thứ 4, Chiều Thứ 5</text:p>
          </table:table-cell>
          <table:table-cell table:style-name="ce56" table:number-columns-repeated="30"/>
          <table:table-cell table:style-name="ce42" table:number-columns-repeated="950"/>
        </table:table-row>
        <table:table-row table:style-name="ro2" table:number-rows-repeated="3">
          <table:table-cell table:style-name="ce42" table:number-columns-repeated="3"/>
          <table:table-cell table:style-name="ce56" table:number-columns-repeated="30"/>
          <table:table-cell table:style-name="ce42" table:number-columns-repeated="950"/>
        </table:table-row>
        <table:table-row table:style-name="ro2">
          <table:table-cell table:style-name="ce42" table:number-columns-repeated="3"/>
          <table:table-cell table:style-name="ce56" table:number-columns-repeated="4"/>
          <table:table-cell table:style-name="ce58" table:number-columns-repeated="7"/>
          <table:table-cell table:style-name="ce56" table:number-columns-repeated="19"/>
          <table:table-cell table:style-name="ce42" table:number-columns-repeated="950"/>
        </table:table-row>
        <table:table-row table:style-name="ro2" table:number-rows-repeated="65393">
          <table:table-cell table:style-name="ce42" table:number-columns-repeated="3"/>
          <table:table-cell table:style-name="ce56" table:number-columns-repeated="30"/>
          <table:table-cell table:style-name="ce42" table:number-columns-repeated="950"/>
        </table:table-row>
        <table:table-row table:style-name="ro2" table:number-rows-repeated="983171">
          <table:table-cell table:number-columns-repeated="983"/>
        </table:table-row>
        <table:table-row table:style-name="ro2">
          <table:table-cell table:number-columns-repeated="983"/>
        </table:table-row>
      </table:table>
      <table:table table:name="Thong_Tin_Ngay_Nghi_201709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8" table:default-cell-style-name="ce70"/>
        <table:table-column table:style-name="co18" table:number-columns-repeated="7" table:default-cell-style-name="ce70"/>
        <table:table-column table:style-name="co17" table:number-columns-repeated="15" table:default-cell-style-name="ce70"/>
        <table:table-column table:style-name="co19" table:default-cell-style-name="Default"/>
        <table:table-column table:style-name="co7" table:number-columns-repeated="949" table:default-cell-style-name="Default"/>
        <table:table-row table:style-name="ro2">
          <table:table-cell table:style-name="ce48"/>
          <table:table-cell table:style-name="ce49" table:number-columns-repeated="2"/>
          <table:table-cell table:style-name="ce65" table:number-columns-repeated="8"/>
          <table:table-cell table:style-name="ce72" office:value-type="string" table:number-columns-spanned="2" table:number-rows-spanned="1">
            <text:p>Month</text:p>
          </table:table-cell>
          <table:covered-table-cell table:style-name="ce73"/>
          <table:table-cell table:style-name="ce74" table:content-validation-name="val1" office:value-type="float" office:value="9" table:number-columns-spanned="2" table:number-rows-spanned="1">
            <text:p>9</text:p>
          </table:table-cell>
          <table:covered-table-cell table:style-name="ce73"/>
          <table:table-cell table:style-name="ce72" office:value-type="string" table:number-columns-spanned="2" table:number-rows-spanned="1">
            <text:p>Year</text:p>
          </table:table-cell>
          <table:covered-table-cell table:style-name="ce73"/>
          <table:table-cell table:style-name="ce72" office:value-type="float" office:value="2017" table:number-columns-spanned="2" table:number-rows-spanned="1">
            <text:p>2017</text:p>
          </table:table-cell>
          <table:covered-table-cell table:style-name="ce75"/>
          <table:table-cell table:style-name="ce65" table:number-columns-repeated="15"/>
          <table:table-cell table:style-name="ce63" table:number-columns-repeated="949"/>
        </table:table-row>
        <table:table-row table:style-name="ro2">
          <table:table-cell table:style-name="ce48" table:number-columns-repeated="3"/>
          <table:table-cell table:style-name="ce66" table:formula="of:=DATE([.$R$1];[.N1];1)" office:value-type="date" office:date-value="2017-09-01">
            <text:p>01</text:p>
          </table:table-cell>
          <table:table-cell table:style-name="ce66" table:formula="of:=[.D2]+1" office:value-type="date" office:date-value="2017-09-02">
            <text:p>02</text:p>
          </table:table-cell>
          <table:table-cell table:style-name="ce66" table:formula="of:=[.E2]+1" office:value-type="date" office:date-value="2017-09-03">
            <text:p>03</text:p>
          </table:table-cell>
          <table:table-cell table:style-name="ce66" table:formula="of:=[.F2]+1" office:value-type="date" office:date-value="2017-09-04">
            <text:p>04</text:p>
          </table:table-cell>
          <table:table-cell table:style-name="ce66" table:formula="of:=[.G2]+1" office:value-type="date" office:date-value="2017-09-05">
            <text:p>05</text:p>
          </table:table-cell>
          <table:table-cell table:style-name="ce66" table:formula="of:=[.H2]+1" office:value-type="date" office:date-value="2017-09-06">
            <text:p>06</text:p>
          </table:table-cell>
          <table:table-cell table:style-name="ce66" table:formula="of:=[.I2]+1" office:value-type="date" office:date-value="2017-09-07">
            <text:p>07</text:p>
          </table:table-cell>
          <table:table-cell table:style-name="ce66" table:formula="of:=[.J2]+1" office:value-type="date" office:date-value="2017-09-08">
            <text:p>08</text:p>
          </table:table-cell>
          <table:table-cell table:style-name="ce66" table:formula="of:=[.K2]+1" office:value-type="date" office:date-value="2017-09-09">
            <text:p>09</text:p>
          </table:table-cell>
          <table:table-cell table:style-name="ce66" table:formula="of:=[.L2]+1" office:value-type="date" office:date-value="2017-09-10">
            <text:p>10</text:p>
          </table:table-cell>
          <table:table-cell table:style-name="ce66" table:formula="of:=[.M2]+1" office:value-type="date" office:date-value="2017-09-11">
            <text:p>11</text:p>
          </table:table-cell>
          <table:table-cell table:style-name="ce66" table:formula="of:=[.N2]+1" office:value-type="date" office:date-value="2017-09-12">
            <text:p>12</text:p>
          </table:table-cell>
          <table:table-cell table:style-name="ce66" table:formula="of:=[.O2]+1" office:value-type="date" office:date-value="2017-09-13">
            <text:p>13</text:p>
          </table:table-cell>
          <table:table-cell table:style-name="ce66" table:formula="of:=[.P2]+1" office:value-type="date" office:date-value="2017-09-14">
            <text:p>14</text:p>
          </table:table-cell>
          <table:table-cell table:style-name="ce66" table:formula="of:=[.Q2]+1" office:value-type="date" office:date-value="2017-09-15">
            <text:p>15</text:p>
          </table:table-cell>
          <table:table-cell table:style-name="ce66" table:formula="of:=[.R2]+1" office:value-type="date" office:date-value="2017-09-16">
            <text:p>16</text:p>
          </table:table-cell>
          <table:table-cell table:style-name="ce66" table:formula="of:=[.S2]+1" office:value-type="date" office:date-value="2017-09-17">
            <text:p>17</text:p>
          </table:table-cell>
          <table:table-cell table:style-name="ce66" table:formula="of:=[.T2]+1" office:value-type="date" office:date-value="2017-09-18">
            <text:p>18</text:p>
          </table:table-cell>
          <table:table-cell table:style-name="ce66" table:formula="of:=[.U2]+1" office:value-type="date" office:date-value="2017-09-19">
            <text:p>19</text:p>
          </table:table-cell>
          <table:table-cell table:style-name="ce66" table:formula="of:=[.V2]+1" office:value-type="date" office:date-value="2017-09-20">
            <text:p>20</text:p>
          </table:table-cell>
          <table:table-cell table:style-name="ce66" table:formula="of:=[.W2]+1" office:value-type="date" office:date-value="2017-09-21">
            <text:p>21</text:p>
          </table:table-cell>
          <table:table-cell table:style-name="ce66" table:formula="of:=[.X2]+1" office:value-type="date" office:date-value="2017-09-22">
            <text:p>22</text:p>
          </table:table-cell>
          <table:table-cell table:style-name="ce66" table:formula="of:=[.Y2]+1" office:value-type="date" office:date-value="2017-09-23">
            <text:p>23</text:p>
          </table:table-cell>
          <table:table-cell table:style-name="ce66" table:formula="of:=[.Z2]+1" office:value-type="date" office:date-value="2017-09-24">
            <text:p>24</text:p>
          </table:table-cell>
          <table:table-cell table:style-name="ce66" table:formula="of:=[.AA2]+1" office:value-type="date" office:date-value="2017-09-25">
            <text:p>25</text:p>
          </table:table-cell>
          <table:table-cell table:style-name="ce66" table:formula="of:=[.AB2]+1" office:value-type="date" office:date-value="2017-09-26">
            <text:p>26</text:p>
          </table:table-cell>
          <table:table-cell table:style-name="ce66" table:formula="of:=[.AC2]+1" office:value-type="date" office:date-value="2017-09-27">
            <text:p>27</text:p>
          </table:table-cell>
          <table:table-cell table:style-name="ce66" table:formula="of:=[.AD2]+1" office:value-type="date" office:date-value="2017-09-28">
            <text:p>28</text:p>
          </table:table-cell>
          <table:table-cell table:style-name="ce66" table:formula="of:=[.AE2]+1" office:value-type="date" office:date-value="2017-09-29">
            <text:p>29</text:p>
          </table:table-cell>
          <table:table-cell table:style-name="ce66" table:formula="of:=[.AF2]+1" office:value-type="date" office:date-value="2017-09-30">
            <text:p>30</text:p>
          </table:table-cell>
          <table:table-cell table:style-name="ce66" table:formula="of:=[.AG2]+1" office:value-type="date" office:date-value="2017-10-01">
            <text:p>01</text:p>
          </table:table-cell>
          <table:table-cell table:style-name="ce63" table:number-columns-repeated="949"/>
        </table:table-row>
        <table:table-row table:style-name="ro7">
          <table:table-cell table:style-name="ce48" office:value-type="string">
            <text:p>No.</text:p>
          </table:table-cell>
          <table:table-cell table:style-name="ce48" office:value-type="string">
            <text:p>Name</text:p>
          </table:table-cell>
          <table:table-cell table:style-name="ce48" office:value-type="string">
            <text:p>Absent</text:p>
          </table:table-cell>
          <table:table-cell table:style-name="ce67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7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7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7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7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7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7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7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7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7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7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7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7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7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7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7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7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7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7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7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7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7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7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7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7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7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7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7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7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7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7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3" table:number-columns-repeated="949"/>
        </table:table-row>
        <table:table-row table:style-name="ro7">
          <table:table-cell table:style-name="ce41" office:value-type="float" office:value="1">
            <text:p>1</text:p>
          </table:table-cell>
          <table:table-cell table:style-name="ce43" office:value-type="string">
            <text:p>CongNT</text:p>
          </table:table-cell>
          <table:table-cell table:style-name="ce64" table:formula="of:=SUM([.D4:.AG4])" office:value-type="float" office:value="11.5">
            <text:p>11.5</text:p>
          </table:table-cell>
          <table:table-cell table:style-name="ce68" office:value-type="float" office:value="1">
            <office:annotation draw:style-name="gr1" draw:text-style-name="P1" svg:width="1.1413in" svg:height="0.2634in" svg:x="2.6457in" svg:y="0.1799in" draw:caption-point-x="-0.2402in" draw:caption-point-y="0.5382in">
              <dc:date>2017-08-30T00:00:00</dc:date>
              <text:p text:style-name="P1"><text:span text:style-name="T1">Đi học</text:span></text:p>
            </office:annotation>
            <text:p>1</text:p>
          </table:table-cell>
          <table:table-cell table:style-name="ce68" table:number-columns-repeated="2"/>
          <table:table-cell table:style-name="ce68">
            <office:annotation office:display="true" draw:style-name="gr1" draw:text-style-name="P1" svg:width="1.1413in" svg:height="0.2634in" svg:x="4.0157in" svg:y="0.1307in" draw:caption-point-x="-0.2402in" draw:caption-point-y="0.587in">
              <dc:date>2017-10-03T00:00:00</dc:date>
              <text:p text:style-name="P2"><text:span text:style-name="T1">Nghỉ bù lễ 02/09</text:span></text:p>
            </office:annotation>
          </table:table-cell>
          <table:table-cell table:style-name="ce68" office:value-type="float" office:value="1">
            <office:annotation draw:style-name="gr1" draw:text-style-name="P1" svg:width="1.1413in" svg:height="0.2634in" svg:x="4.472in" svg:y="0.1799in" draw:caption-point-x="-0.2402in" draw:caption-point-y="0.5382in">
              <dc:date>2017-08-30T00:00:00</dc:date>
              <text:p text:style-name="P1"><text:span text:style-name="T1">Đi học</text:span></text:p>
            </office:annotation>
            <text:p>1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.5">
            <office:annotation draw:style-name="gr1" draw:text-style-name="P1" svg:width="1.1413in" svg:height="0.2634in" svg:x="5.3854in" svg:y="0.1799in" draw:caption-point-x="-0.2402in" draw:caption-point-y="0.5382in">
              <dc:date>2017-08-30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68" office:value-type="float" office:value="1">
            <office:annotation draw:style-name="gr1" draw:text-style-name="P1" svg:width="1.1413in" svg:height="0.2634in" svg:x="5.8421in" svg:y="0.1799in" draw:caption-point-x="-0.2402in" draw:caption-point-y="0.5382in">
              <dc:date>2017-08-30T00:00:00</dc:date>
              <text:p text:style-name="P1"><text:span text:style-name="T1">Đi học</text:span></text:p>
            </office:annotation>
            <text:p>1</text:p>
          </table:table-cell>
          <table:table-cell table:style-name="ce68" table:number-columns-repeated="2"/>
          <table:table-cell table:style-name="ce68" office:value-type="float" office:value="0">
            <text:p>0</text:p>
          </table:table-cell>
          <table:table-cell table:style-name="ce68" office:value-type="float" office:value="1">
            <office:annotation draw:style-name="gr1" draw:text-style-name="P1" svg:width="1.1413in" svg:height="0.2634in" svg:x="7.7988in" svg:y="0.1799in" draw:caption-point-x="-0.2402in" draw:caption-point-y="0.5382in">
              <dc:date>2017-08-30T00:00:00</dc:date>
              <text:p text:style-name="P1"><text:span text:style-name="T1">Đi học</text:span></text:p>
            </office:annotation>
            <text:p>1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.5">
            <office:annotation draw:style-name="gr1" draw:text-style-name="P1" svg:width="1.1413in" svg:height="0.2634in" svg:x="8.7768in" svg:y="0.1799in" draw:caption-point-x="-0.2402in" draw:caption-point-y="0.5382in">
              <dc:date>2017-08-30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68" office:value-type="float" office:value="1">
            <office:annotation draw:style-name="gr1" draw:text-style-name="P1" svg:width="1.1413in" svg:height="0.2634in" svg:x="9.2661in" svg:y="0.1799in" draw:caption-point-x="-0.2402in" draw:caption-point-y="0.5382in">
              <dc:date>2017-08-30T00:00:00</dc:date>
              <text:p text:style-name="P1"><text:span text:style-name="T1">Đi học</text:span></text:p>
            </office:annotation>
            <text:p>1</text:p>
          </table:table-cell>
          <table:table-cell table:style-name="ce68" table:number-columns-repeated="2"/>
          <table:table-cell table:style-name="ce68" office:value-type="float" office:value="0">
            <text:p>0</text:p>
          </table:table-cell>
          <table:table-cell table:style-name="ce68" office:value-type="float" office:value="1">
            <office:annotation draw:style-name="gr1" draw:text-style-name="P1" svg:width="1.1413in" svg:height="0.2634in" svg:x="11.0925in" svg:y="0.1799in" draw:caption-point-x="-0.2402in" draw:caption-point-y="0.5382in">
              <dc:date>2017-08-30T00:00:00</dc:date>
              <text:p text:style-name="P1"><text:span text:style-name="T1">Đi học</text:span></text:p>
            </office:annotation>
            <text:p>1</text:p>
          </table:table-cell>
          <table:table-cell table:style-name="ce68" office:value-type="float" office:value="0.5">
            <office:annotation draw:style-name="gr2" draw:text-style-name="P1" svg:width="1.1413in" svg:height="0.5457in" svg:x="11.5492in" svg:y="0.1799in" draw:caption-point-x="-0.2402in" draw:caption-point-y="0.5382in">
              <dc:date>2017-10-18T00:00:00</dc:date>
              <text:p text:style-name="P1"><text:span text:style-name="T1">Lên trường, xin về sớm 3h, tính off chiều</text:span></text:p>
            </office:annotation>
            <text:p>0.5</text:p>
          </table:table-cell>
          <table:table-cell table:style-name="ce68" office:value-type="float" office:value="0.5">
            <office:annotation draw:style-name="gr1" draw:text-style-name="P1" svg:width="1.1413in" svg:height="0.2634in" svg:x="12.0059in" svg:y="0.1799in" draw:caption-point-x="-0.2402in" draw:caption-point-y="0.5382in">
              <dc:date>2017-08-30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68" office:value-type="float" office:value="1">
            <office:annotation draw:style-name="gr1" draw:text-style-name="P1" svg:width="1.1413in" svg:height="0.2634in" svg:x="12.4622in" svg:y="0.1799in" draw:caption-point-x="-0.2402in" draw:caption-point-y="0.5382in">
              <dc:date>2017-08-30T00:00:00</dc:date>
              <text:p text:style-name="P1"><text:span text:style-name="T1">Đi học</text:span></text:p>
            </office:annotation>
            <text:p>1</text:p>
          </table:table-cell>
          <table:table-cell table:style-name="ce68" table:number-columns-repeated="2"/>
          <table:table-cell table:style-name="ce68" office:value-type="float" office:value="0">
            <text:p>0</text:p>
          </table:table-cell>
          <table:table-cell table:style-name="ce68" office:value-type="float" office:value="1">
            <office:annotation draw:style-name="gr1" draw:text-style-name="P1" svg:width="1.1413in" svg:height="0.2634in" svg:x="14.289in" svg:y="0.1799in" draw:caption-point-x="-0.2402in" draw:caption-point-y="0.5382in">
              <dc:date>2017-08-30T00:00:00</dc:date>
              <text:p text:style-name="P1"><text:span text:style-name="T1">Đi học</text:span></text:p>
            </office:annotation>
            <text:p>1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.5">
            <office:annotation draw:style-name="gr1" draw:text-style-name="P1" svg:width="1.1413in" svg:height="0.2634in" svg:x="15.202in" svg:y="0.1799in" draw:caption-point-x="-0.2402in" draw:caption-point-y="0.5382in">
              <dc:date>2017-08-30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68" office:value-type="float" office:value="1">
            <office:annotation draw:style-name="gr1" draw:text-style-name="P1" svg:width="1.1413in" svg:height="0.2634in" svg:x="15.6587in" svg:y="0.1799in" draw:caption-point-x="-0.2402in" draw:caption-point-y="0.5382in">
              <dc:date>2017-08-30T00:00:00</dc:date>
              <text:p text:style-name="P1"><text:span text:style-name="T1">Đi học</text:span></text:p>
            </office:annotation>
            <text:p>1</text:p>
          </table:table-cell>
          <table:table-cell table:style-name="ce68" table:number-columns-repeated="2"/>
          <table:table-cell table:style-name="ce42" table:number-columns-repeated="949"/>
        </table:table-row>
        <table:table-row table:style-name="ro7">
          <table:table-cell table:style-name="ce41" office:value-type="float" office:value="2">
            <text:p>2</text:p>
          </table:table-cell>
          <table:table-cell table:style-name="ce50" office:value-type="string">
            <text:p>NhanVT</text:p>
          </table:table-cell>
          <table:table-cell table:style-name="ce64" table:formula="of:=SUM([.D5:.AG5])" office:value-type="float" office:value="11.5">
            <text:p>11.5</text:p>
          </table:table-cell>
          <table:table-cell table:style-name="ce68" office:value-type="float" office:value="1">
            <office:annotation draw:style-name="gr1" draw:text-style-name="P1" svg:width="1.1413in" svg:height="0.2634in" svg:x="2.6457in" svg:y="0.424in" draw:caption-point-x="-0.2402in" draw:caption-point-y="0.5417in">
              <dc:date>2017-08-30T00:00:00</dc:date>
              <text:p text:style-name="P1"><text:span text:style-name="T1">Đi học</text:span></text:p>
            </office:annotation>
            <text:p>1</text:p>
          </table:table-cell>
          <table:table-cell table:style-name="ce68" table:number-columns-repeated="3"/>
          <table:table-cell table:style-name="ce68" office:value-type="float" office:value="1">
            <office:annotation draw:style-name="gr1" draw:text-style-name="P1" svg:width="1.1413in" svg:height="0.2634in" svg:x="4.472in" svg:y="0.424in" draw:caption-point-x="-0.2402in" draw:caption-point-y="0.5417in">
              <dc:date>2017-08-30T00:00:00</dc:date>
              <text:p text:style-name="P1"><text:span text:style-name="T1">Đi học</text:span></text:p>
            </office:annotation>
            <text:p>1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.5">
            <office:annotation draw:style-name="gr1" draw:text-style-name="P1" svg:width="1.1413in" svg:height="0.2634in" svg:x="5.3854in" svg:y="0.424in" draw:caption-point-x="-0.2402in" draw:caption-point-y="0.5417in">
              <dc:date>2017-08-30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68" office:value-type="float" office:value="1">
            <office:annotation draw:style-name="gr1" draw:text-style-name="P1" svg:width="1.1413in" svg:height="0.2634in" svg:x="5.8421in" svg:y="0.424in" draw:caption-point-x="-0.2402in" draw:caption-point-y="0.5417in">
              <dc:date>2017-08-30T00:00:00</dc:date>
              <text:p text:style-name="P1"><text:span text:style-name="T1">Đi học</text:span></text:p>
            </office:annotation>
            <text:p>1</text:p>
          </table:table-cell>
          <table:table-cell table:style-name="ce68" table:number-columns-repeated="2"/>
          <table:table-cell table:style-name="ce68" office:value-type="float" office:value="0">
            <text:p>0</text:p>
          </table:table-cell>
          <table:table-cell table:style-name="ce68" office:value-type="float" office:value="1">
            <office:annotation draw:style-name="gr1" draw:text-style-name="P1" svg:width="1.1413in" svg:height="0.2634in" svg:x="7.7988in" svg:y="0.424in" draw:caption-point-x="-0.2402in" draw:caption-point-y="0.5417in">
              <dc:date>2017-08-30T00:00:00</dc:date>
              <text:p text:style-name="P1"><text:span text:style-name="T1">Đi học</text:span></text:p>
            </office:annotation>
            <text:p>1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.5">
            <office:annotation draw:style-name="gr1" draw:text-style-name="P1" svg:width="1.1413in" svg:height="0.2634in" svg:x="8.7768in" svg:y="0.424in" draw:caption-point-x="-0.2402in" draw:caption-point-y="0.5417in">
              <dc:date>2017-08-30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68" office:value-type="float" office:value="1">
            <office:annotation draw:style-name="gr1" draw:text-style-name="P1" svg:width="1.1413in" svg:height="0.2634in" svg:x="9.2661in" svg:y="0.424in" draw:caption-point-x="-0.2402in" draw:caption-point-y="0.5417in">
              <dc:date>2017-08-30T00:00:00</dc:date>
              <text:p text:style-name="P1"><text:span text:style-name="T1">Đi học</text:span></text:p>
            </office:annotation>
            <text:p>1</text:p>
          </table:table-cell>
          <table:table-cell table:style-name="ce68" table:number-columns-repeated="2"/>
          <table:table-cell table:style-name="ce68" office:value-type="float" office:value="0">
            <text:p>0</text:p>
          </table:table-cell>
          <table:table-cell table:style-name="ce68" office:value-type="float" office:value="1">
            <office:annotation draw:style-name="gr1" draw:text-style-name="P1" svg:width="1.1413in" svg:height="0.2634in" svg:x="11.0925in" svg:y="0.424in" draw:caption-point-x="-0.2402in" draw:caption-point-y="0.5417in">
              <dc:date>2017-08-30T00:00:00</dc:date>
              <text:p text:style-name="P1"><text:span text:style-name="T1">Đi học</text:span></text:p>
            </office:annotation>
            <text:p>1</text:p>
          </table:table-cell>
          <table:table-cell table:style-name="ce68" office:value-type="float" office:value="0.5">
            <office:annotation draw:style-name="gr2" draw:text-style-name="P1" svg:width="1.1413in" svg:height="0.5457in" svg:x="11.5492in" svg:y="0.428in" draw:caption-point-x="-0.2402in" draw:caption-point-y="0.5378in">
              <dc:date>2017-10-18T00:00:00</dc:date>
              <text:p text:style-name="P1"><text:span text:style-name="T1">Lên trường, xin về sớm 3h, tính off chiều</text:span></text:p>
            </office:annotation>
            <text:p>0.5</text:p>
          </table:table-cell>
          <table:table-cell table:style-name="ce68" office:value-type="float" office:value="0.5">
            <office:annotation draw:style-name="gr1" draw:text-style-name="P1" svg:width="1.1413in" svg:height="0.2634in" svg:x="12.0059in" svg:y="0.424in" draw:caption-point-x="-0.2402in" draw:caption-point-y="0.5417in">
              <dc:date>2017-08-30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68" office:value-type="float" office:value="1">
            <office:annotation draw:style-name="gr1" draw:text-style-name="P1" svg:width="1.1413in" svg:height="0.2634in" svg:x="12.4622in" svg:y="0.424in" draw:caption-point-x="-0.2402in" draw:caption-point-y="0.5417in">
              <dc:date>2017-08-30T00:00:00</dc:date>
              <text:p text:style-name="P1"><text:span text:style-name="T1">Đi học</text:span></text:p>
            </office:annotation>
            <text:p>1</text:p>
          </table:table-cell>
          <table:table-cell table:style-name="ce68" table:number-columns-repeated="2"/>
          <table:table-cell table:style-name="ce68" office:value-type="float" office:value="0">
            <text:p>0</text:p>
          </table:table-cell>
          <table:table-cell table:style-name="ce68" office:value-type="float" office:value="1">
            <office:annotation draw:style-name="gr1" draw:text-style-name="P1" svg:width="1.1413in" svg:height="0.2634in" svg:x="14.289in" svg:y="0.424in" draw:caption-point-x="-0.2402in" draw:caption-point-y="0.5417in">
              <dc:date>2017-08-30T00:00:00</dc:date>
              <text:p text:style-name="P1"><text:span text:style-name="T1">Đi học</text:span></text:p>
            </office:annotation>
            <text:p>1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.5">
            <office:annotation draw:style-name="gr1" draw:text-style-name="P1" svg:width="1.1413in" svg:height="0.2634in" svg:x="15.202in" svg:y="0.424in" draw:caption-point-x="-0.2402in" draw:caption-point-y="0.5417in">
              <dc:date>2017-08-30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68" office:value-type="float" office:value="1">
            <office:annotation draw:style-name="gr1" draw:text-style-name="P1" svg:width="1.1413in" svg:height="0.2634in" svg:x="15.6587in" svg:y="0.424in" draw:caption-point-x="-0.2402in" draw:caption-point-y="0.5417in">
              <dc:date>2017-08-30T00:00:00</dc:date>
              <text:p text:style-name="P1"><text:span text:style-name="T1">Đi học</text:span></text:p>
            </office:annotation>
            <text:p>1</text:p>
          </table:table-cell>
          <table:table-cell table:style-name="ce68" table:number-columns-repeated="2"/>
          <table:table-cell table:style-name="ce42" table:number-columns-repeated="949"/>
        </table:table-row>
        <table:table-row table:style-name="ro2">
          <table:table-cell table:number-columns-repeated="3"/>
          <table:table-cell table:style-name="Default" table:number-columns-repeated="30"/>
          <table:table-cell table:number-columns-repeated="950"/>
        </table:table-row>
        <table:table-row table:style-name="ro2">
          <table:table-cell table:style-name="ce42" table:number-columns-repeated="2"/>
          <table:table-cell table:style-name="ce42" office:value-type="string">
            <text:p>chỉ lên Cty vào Thứ 2, Thứ 4, Chiều Thứ 5</text:p>
          </table:table-cell>
          <table:table-cell table:style-name="ce69" table:number-columns-repeated="30"/>
          <table:table-cell table:style-name="ce42" table:number-columns-repeated="950"/>
        </table:table-row>
        <table:table-row table:style-name="ro2">
          <table:table-cell table:style-name="ce42" table:number-columns-repeated="2"/>
          <table:table-cell table:style-name="ce42" office:value-type="string">
            <text:p>Lịch học ở trường đến tháng 12 là kết thúc → follow</text:p>
          </table:table-cell>
          <table:table-cell table:style-name="ce69" table:number-columns-repeated="30"/>
          <table:table-cell table:style-name="ce42" table:number-columns-repeated="950"/>
        </table:table-row>
        <table:table-row table:style-name="ro2" table:number-rows-repeated="2">
          <table:table-cell table:style-name="ce42" table:number-columns-repeated="3"/>
          <table:table-cell table:style-name="ce69" table:number-columns-repeated="30"/>
          <table:table-cell table:style-name="ce42" table:number-columns-repeated="950"/>
        </table:table-row>
        <table:table-row table:style-name="ro2">
          <table:table-cell table:style-name="ce42" table:number-columns-repeated="3"/>
          <table:table-cell table:style-name="ce69" table:number-columns-repeated="4"/>
          <table:table-cell table:style-name="ce71" table:number-columns-repeated="7"/>
          <table:table-cell table:style-name="ce69" table:number-columns-repeated="19"/>
          <table:table-cell table:style-name="ce42" table:number-columns-repeated="950"/>
        </table:table-row>
        <table:table-row table:style-name="ro2" table:number-rows-repeated="65393">
          <table:table-cell table:style-name="ce42" table:number-columns-repeated="3"/>
          <table:table-cell table:style-name="ce69" table:number-columns-repeated="30"/>
          <table:table-cell table:style-name="ce42" table:number-columns-repeated="950"/>
        </table:table-row>
        <table:table-row table:style-name="ro2" table:number-rows-repeated="983171">
          <table:table-cell table:number-columns-repeated="983"/>
        </table:table-row>
        <table:table-row table:style-name="ro2">
          <table:table-cell table:number-columns-repeated="983"/>
        </table:table-row>
      </table:table>
      <table:table table:name="Thong_Tin_Ngay_Nghi_201710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8" table:default-cell-style-name="ce82"/>
        <table:table-column table:style-name="co18" table:number-columns-repeated="7" table:default-cell-style-name="ce82"/>
        <table:table-column table:style-name="co17" table:number-columns-repeated="15" table:default-cell-style-name="ce82"/>
        <table:table-column table:style-name="co19" table:default-cell-style-name="Default"/>
        <table:table-column table:style-name="co7" table:number-columns-repeated="949" table:default-cell-style-name="Default"/>
        <table:table-row table:style-name="ro2">
          <table:table-cell table:style-name="ce48"/>
          <table:table-cell table:style-name="ce49" table:number-columns-repeated="2"/>
          <table:table-cell table:style-name="ce77" table:number-columns-repeated="8"/>
          <table:table-cell table:style-name="ce84" office:value-type="string" table:number-columns-spanned="2" table:number-rows-spanned="1">
            <text:p>Month</text:p>
          </table:table-cell>
          <table:covered-table-cell table:style-name="ce85"/>
          <table:table-cell table:style-name="ce86" table:content-validation-name="val1" office:value-type="float" office:value="10" table:number-columns-spanned="2" table:number-rows-spanned="1">
            <text:p>10</text:p>
          </table:table-cell>
          <table:covered-table-cell table:style-name="ce85"/>
          <table:table-cell table:style-name="ce84" office:value-type="string" table:number-columns-spanned="2" table:number-rows-spanned="1">
            <text:p>Year</text:p>
          </table:table-cell>
          <table:covered-table-cell table:style-name="ce85"/>
          <table:table-cell table:style-name="ce84" office:value-type="float" office:value="2017" table:number-columns-spanned="2" table:number-rows-spanned="1">
            <text:p>2017</text:p>
          </table:table-cell>
          <table:covered-table-cell table:style-name="ce87"/>
          <table:table-cell table:style-name="ce77" table:number-columns-repeated="15"/>
          <table:table-cell table:style-name="ce63" table:number-columns-repeated="949"/>
        </table:table-row>
        <table:table-row table:style-name="ro2">
          <table:table-cell table:style-name="ce48" table:number-columns-repeated="3"/>
          <table:table-cell table:style-name="ce78" table:formula="of:=DATE([.$R$1];[.N1];1)" office:value-type="date" office:date-value="2017-10-01">
            <text:p>01</text:p>
          </table:table-cell>
          <table:table-cell table:style-name="ce78" table:formula="of:=[.D2]+1" office:value-type="date" office:date-value="2017-10-02">
            <text:p>02</text:p>
          </table:table-cell>
          <table:table-cell table:style-name="ce78" table:formula="of:=[.E2]+1" office:value-type="date" office:date-value="2017-10-03">
            <text:p>03</text:p>
          </table:table-cell>
          <table:table-cell table:style-name="ce78" table:formula="of:=[.F2]+1" office:value-type="date" office:date-value="2017-10-04">
            <text:p>04</text:p>
          </table:table-cell>
          <table:table-cell table:style-name="ce78" table:formula="of:=[.G2]+1" office:value-type="date" office:date-value="2017-10-05">
            <text:p>05</text:p>
          </table:table-cell>
          <table:table-cell table:style-name="ce78" table:formula="of:=[.H2]+1" office:value-type="date" office:date-value="2017-10-06">
            <text:p>06</text:p>
          </table:table-cell>
          <table:table-cell table:style-name="ce78" table:formula="of:=[.I2]+1" office:value-type="date" office:date-value="2017-10-07">
            <text:p>07</text:p>
          </table:table-cell>
          <table:table-cell table:style-name="ce78" table:formula="of:=[.J2]+1" office:value-type="date" office:date-value="2017-10-08">
            <text:p>08</text:p>
          </table:table-cell>
          <table:table-cell table:style-name="ce78" table:formula="of:=[.K2]+1" office:value-type="date" office:date-value="2017-10-09">
            <text:p>09</text:p>
          </table:table-cell>
          <table:table-cell table:style-name="ce78" table:formula="of:=[.L2]+1" office:value-type="date" office:date-value="2017-10-10">
            <text:p>10</text:p>
          </table:table-cell>
          <table:table-cell table:style-name="ce78" table:formula="of:=[.M2]+1" office:value-type="date" office:date-value="2017-10-11">
            <text:p>11</text:p>
          </table:table-cell>
          <table:table-cell table:style-name="ce78" table:formula="of:=[.N2]+1" office:value-type="date" office:date-value="2017-10-12">
            <text:p>12</text:p>
          </table:table-cell>
          <table:table-cell table:style-name="ce78" table:formula="of:=[.O2]+1" office:value-type="date" office:date-value="2017-10-13">
            <text:p>13</text:p>
          </table:table-cell>
          <table:table-cell table:style-name="ce78" table:formula="of:=[.P2]+1" office:value-type="date" office:date-value="2017-10-14">
            <text:p>14</text:p>
          </table:table-cell>
          <table:table-cell table:style-name="ce78" table:formula="of:=[.Q2]+1" office:value-type="date" office:date-value="2017-10-15">
            <text:p>15</text:p>
          </table:table-cell>
          <table:table-cell table:style-name="ce78" table:formula="of:=[.R2]+1" office:value-type="date" office:date-value="2017-10-16">
            <text:p>16</text:p>
          </table:table-cell>
          <table:table-cell table:style-name="ce78" table:formula="of:=[.S2]+1" office:value-type="date" office:date-value="2017-10-17">
            <text:p>17</text:p>
          </table:table-cell>
          <table:table-cell table:style-name="ce78" table:formula="of:=[.T2]+1" office:value-type="date" office:date-value="2017-10-18">
            <text:p>18</text:p>
          </table:table-cell>
          <table:table-cell table:style-name="ce78" table:formula="of:=[.U2]+1" office:value-type="date" office:date-value="2017-10-19">
            <text:p>19</text:p>
          </table:table-cell>
          <table:table-cell table:style-name="ce78" table:formula="of:=[.V2]+1" office:value-type="date" office:date-value="2017-10-20">
            <text:p>20</text:p>
          </table:table-cell>
          <table:table-cell table:style-name="ce78" table:formula="of:=[.W2]+1" office:value-type="date" office:date-value="2017-10-21">
            <text:p>21</text:p>
          </table:table-cell>
          <table:table-cell table:style-name="ce78" table:formula="of:=[.X2]+1" office:value-type="date" office:date-value="2017-10-22">
            <text:p>22</text:p>
          </table:table-cell>
          <table:table-cell table:style-name="ce78" table:formula="of:=[.Y2]+1" office:value-type="date" office:date-value="2017-10-23">
            <text:p>23</text:p>
          </table:table-cell>
          <table:table-cell table:style-name="ce78" table:formula="of:=[.Z2]+1" office:value-type="date" office:date-value="2017-10-24">
            <text:p>24</text:p>
          </table:table-cell>
          <table:table-cell table:style-name="ce78" table:formula="of:=[.AA2]+1" office:value-type="date" office:date-value="2017-10-25">
            <text:p>25</text:p>
          </table:table-cell>
          <table:table-cell table:style-name="ce78" table:formula="of:=[.AB2]+1" office:value-type="date" office:date-value="2017-10-26">
            <text:p>26</text:p>
          </table:table-cell>
          <table:table-cell table:style-name="ce78" table:formula="of:=[.AC2]+1" office:value-type="date" office:date-value="2017-10-27">
            <text:p>27</text:p>
          </table:table-cell>
          <table:table-cell table:style-name="ce78" table:formula="of:=[.AD2]+1" office:value-type="date" office:date-value="2017-10-28">
            <text:p>28</text:p>
          </table:table-cell>
          <table:table-cell table:style-name="ce78" table:formula="of:=[.AE2]+1" office:value-type="date" office:date-value="2017-10-29">
            <text:p>29</text:p>
          </table:table-cell>
          <table:table-cell table:style-name="ce78" table:formula="of:=[.AF2]+1" office:value-type="date" office:date-value="2017-10-30">
            <text:p>30</text:p>
          </table:table-cell>
          <table:table-cell table:style-name="ce78" table:formula="of:=[.AG2]+1" office:value-type="date" office:date-value="2017-10-31">
            <text:p>31</text:p>
          </table:table-cell>
          <table:table-cell table:style-name="ce63" table:number-columns-repeated="949"/>
        </table:table-row>
        <table:table-row table:style-name="ro7">
          <table:table-cell table:style-name="ce48" office:value-type="string">
            <text:p>No.</text:p>
          </table:table-cell>
          <table:table-cell table:style-name="ce48" office:value-type="string">
            <text:p>Name</text:p>
          </table:table-cell>
          <table:table-cell table:style-name="ce48" office:value-type="string">
            <text:p>Absent</text:p>
          </table:table-cell>
          <table:table-cell table:style-name="ce79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9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9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9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9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9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9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9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9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9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9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9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9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9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9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9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9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9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9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9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9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9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9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9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9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9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9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9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9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9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9" table:formula="of:=CHOOSE(WEEKDAY([.A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3" table:number-columns-repeated="949"/>
        </table:table-row>
        <table:table-row table:style-name="ro12">
          <table:table-cell table:style-name="ce41" office:value-type="float" office:value="1">
            <text:p>1</text:p>
          </table:table-cell>
          <table:table-cell table:style-name="ce43" office:value-type="string">
            <text:p>CongNT</text:p>
          </table:table-cell>
          <table:table-cell table:style-name="ce76" table:formula="of:=SUM([.D4:.AG4])" office:value-type="float" office:value="18">
            <text:p>18</text:p>
          </table:table-cell>
          <table:table-cell table:style-name="ce80"/>
          <table:table-cell table:style-name="ce80" office:value-type="float" office:value="1">
            <office:annotation draw:style-name="gr1" draw:text-style-name="P1" svg:width="1.1413in" svg:height="0.2634in" svg:x="3.1024in" svg:y="0.1783in" draw:caption-point-x="-0.2402in" draw:caption-point-y="0.5398in">
              <dc:date>2017-10-03T00:00:00</dc:date>
              <text:p text:style-name="P1"><text:span text:style-name="T1">Ôn và thi giữa kì</text:span></text:p>
            </office:annotation>
            <text:p>1</text:p>
          </table:table-cell>
          <table:table-cell table:style-name="ce80" office:value-type="float" office:value="1">
            <office:annotation draw:style-name="gr1" draw:text-style-name="P1" svg:width="1.1413in" svg:height="0.2634in" svg:x="3.5591in" svg:y="0.1783in" draw:caption-point-x="-0.2402in" draw:caption-point-y="0.5398in">
              <dc:date>2017-08-30T00:00:00</dc:date>
              <text:p text:style-name="P1"><text:span text:style-name="T1">Đi học</text:span></text:p>
            </office:annotation>
            <text:p>1</text:p>
          </table:table-cell>
          <table:table-cell table:style-name="ce80" office:value-type="float" office:value="1">
            <office:annotation draw:style-name="gr1" draw:text-style-name="P1" svg:width="1.1413in" svg:height="0.2634in" svg:x="4.0157in" svg:y="0.1209in" draw:caption-point-x="-0.2402in" draw:caption-point-y="0.5972in">
              <dc:date>2017-10-03T00:00:00</dc:date>
              <text:p text:style-name="P1"><text:span text:style-name="T1">Ôn và thi giữa kì</text:span></text:p>
            </office:annotation>
            <text:p>1</text:p>
          </table:table-cell>
          <table:table-cell table:style-name="ce80" office:value-type="float" office:value="1">
            <office:annotation draw:style-name="gr1" draw:text-style-name="P1" svg:width="1.1413in" svg:height="0.2634in" svg:x="4.472in" svg:y="0.1783in" draw:caption-point-x="-0.2402in" draw:caption-point-y="0.5398in">
              <dc:date>2017-10-03T00:00:00</dc:date>
              <text:p text:style-name="P1"><text:span text:style-name="T1">Ôn và thi giữa kì</text:span></text:p>
            </office:annotation>
            <text:p>1</text:p>
          </table:table-cell>
          <table:table-cell table:style-name="ce80" office:value-type="float" office:value="1">
            <office:annotation draw:style-name="gr1" draw:text-style-name="P1" svg:width="1.1413in" svg:height="0.2634in" svg:x="4.9287in" svg:y="0.1783in" draw:caption-point-x="-0.2402in" draw:caption-point-y="0.5398in">
              <dc:date>2017-08-30T00:00:00</dc:date>
              <text:p text:style-name="P1"><text:span text:style-name="T1">Đi học</text:span></text:p>
            </office:annotation>
            <text:p>1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1">
            <office:annotation draw:style-name="gr1" draw:text-style-name="P1" svg:width="1.1413in" svg:height="0.2634in" svg:x="6.8205in" svg:y="0.1783in" draw:caption-point-x="-0.2402in" draw:caption-point-y="0.5398in">
              <dc:date>2017-08-30T00:00:00</dc:date>
              <text:p text:style-name="P1"><text:span text:style-name="T1">Đi học</text:span></text:p>
            </office:annotation>
            <text:p>1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">
            <office:annotation draw:style-name="gr3" draw:text-style-name="P1" svg:width="1.1413in" svg:height="0.3902in" svg:x="7.7988in" svg:y="0.1783in" draw:caption-point-x="-0.2402in" draw:caption-point-y="0.5398in">
              <dc:date>2017-10-16T00:00:00</dc:date>
              <text:p text:style-name="P1"><text:span text:style-name="T1">Đi học, off sáng, xe hư off chiêu</text:span></text:p>
            </office:annotation>
            <text:p>1</text:p>
          </table:table-cell>
          <table:table-cell table:style-name="ce80" office:value-type="float" office:value="1">
            <office:annotation draw:style-name="gr1" draw:text-style-name="P1" svg:width="1.1413in" svg:height="0.2634in" svg:x="8.2878in" svg:y="0.1783in" draw:caption-point-x="-0.2402in" draw:caption-point-y="0.5398in">
              <dc:date>2017-08-30T00:00:00</dc:date>
              <text:p text:style-name="P1"><text:span text:style-name="T1">Đi học</text:span></text:p>
            </office:annotation>
            <text:p>1</text:p>
          </table:table-cell>
          <table:table-cell table:style-name="ce80" table:number-columns-repeated="2"/>
          <table:table-cell table:style-name="ce80" office:value-type="float" office:value="1">
            <office:annotation draw:style-name="gr1" draw:text-style-name="P1" svg:width="1.1413in" svg:height="0.2634in" svg:x="9.7228in" svg:y="0.1799in" draw:caption-point-x="-0.2402in" draw:caption-point-y="0.5382in">
              <dc:date>2017-10-03T00:00:00</dc:date>
              <text:p text:style-name="P1"><text:span text:style-name="T1">Ôn và thi giữa kì</text:span></text:p>
            </office:annotation>
            <text:p>1</text:p>
          </table:table-cell>
          <table:table-cell table:style-name="ce80" office:value-type="float" office:value="1">
            <office:annotation draw:style-name="gr1" draw:text-style-name="P1" svg:width="1.1413in" svg:height="0.2634in" svg:x="10.1791in" svg:y="0.1783in" draw:caption-point-x="-0.2402in" draw:caption-point-y="0.5398in">
              <dc:date>2017-08-30T00:00:00</dc:date>
              <text:p text:style-name="P1"><text:span text:style-name="T1">Đi học</text:span></text:p>
            </office:annotation>
            <text:p>1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">
            <office:annotation draw:style-name="gr3" draw:text-style-name="P1" svg:width="1.1413in" svg:height="0.3902in" svg:x="11.0925in" svg:y="0.1783in" draw:caption-point-x="-0.2402in" draw:caption-point-y="0.5398in">
              <dc:date>2017-11-07T00:00:00</dc:date>
              <text:p text:style-name="P1"><text:span text:style-name="T1">Làm bài tập lớn cùng nhóm</text:span></text:p>
            </office:annotation>
            <text:p>1</text:p>
          </table:table-cell>
          <table:table-cell table:style-name="ce80" office:value-type="float" office:value="1">
            <office:annotation draw:style-name="gr1" draw:text-style-name="P1" svg:width="1.1413in" svg:height="0.2634in" svg:x="11.5492in" svg:y="0.1783in" draw:caption-point-x="-0.2402in" draw:caption-point-y="0.5398in">
              <dc:date>2017-08-30T00:00:00</dc:date>
              <text:p text:style-name="P1"><text:span text:style-name="T1">Đi học</text:span></text:p>
            </office:annotation>
            <text:p>1</text:p>
          </table:table-cell>
          <table:table-cell table:style-name="ce80" table:number-columns-repeated="2"/>
          <table:table-cell table:style-name="ce80" office:value-type="float" office:value="1">
            <office:annotation draw:style-name="gr3" draw:text-style-name="P1" svg:width="1.1413in" svg:height="0.3902in" svg:x="12.9189in" svg:y="0.1803in" draw:caption-point-x="-0.2402in" draw:caption-point-y="0.5378in">
              <dc:date>2017-11-07T00:00:00</dc:date>
              <text:p text:style-name="P1"><text:span text:style-name="T1">Làm bài tập lớn cùng nhóm</text:span></text:p>
            </office:annotation>
            <text:p>1</text:p>
          </table:table-cell>
          <table:table-cell table:style-name="ce80" office:value-type="float" office:value="1">
            <office:annotation draw:style-name="gr1" draw:text-style-name="P1" svg:width="1.1413in" svg:height="0.2634in" svg:x="13.3756in" svg:y="0.1783in" draw:caption-point-x="-0.2402in" draw:caption-point-y="0.5398in">
              <dc:date>2017-08-30T00:00:00</dc:date>
              <text:p text:style-name="P1"><text:span text:style-name="T1">Đi học</text:span></text:p>
            </office:annotation>
            <text:p>1</text:p>
          </table:table-cell>
          <table:table-cell table:style-name="ce80" office:value-type="float" office:value="1">
            <office:annotation draw:style-name="gr3" draw:text-style-name="P1" svg:width="1.1413in" svg:height="0.3902in" svg:x="13.8323in" svg:y="0.1803in" draw:caption-point-x="-0.2402in" draw:caption-point-y="0.5378in">
              <dc:date>2017-11-07T00:00:00</dc:date>
              <text:p text:style-name="P1"><text:span text:style-name="T1">Làm bài tập lớn cùng nhóm</text:span></text:p>
            </office:annotation>
            <text:p>1</text:p>
          </table:table-cell>
          <table:table-cell table:style-name="ce80" office:value-type="float" office:value="1">
            <office:annotation draw:style-name="gr3" draw:text-style-name="P1" svg:width="1.1413in" svg:height="0.3902in" svg:x="14.289in" svg:y="0.1803in" draw:caption-point-x="-0.2402in" draw:caption-point-y="0.5378in">
              <dc:date>2017-11-07T00:00:00</dc:date>
              <text:p text:style-name="P1"><text:span text:style-name="T1">Làm bài tập lớn cùng nhóm</text:span></text:p>
            </office:annotation>
            <text:p>1</text:p>
          </table:table-cell>
          <table:table-cell table:style-name="ce80" office:value-type="float" office:value="1">
            <office:annotation draw:style-name="gr1" draw:text-style-name="P1" svg:width="1.1413in" svg:height="0.2634in" svg:x="14.7457in" svg:y="0.1783in" draw:caption-point-x="-0.2402in" draw:caption-point-y="0.5398in">
              <dc:date>2017-08-30T00:00:00</dc:date>
              <text:p text:style-name="P1"><text:span text:style-name="T1">Đi học</text:span></text:p>
            </office:annotation>
            <text:p>1</text:p>
          </table:table-cell>
          <table:table-cell table:style-name="ce80" table:number-columns-repeated="2"/>
          <table:table-cell table:style-name="ce80" office:value-type="float" office:value="1">
            <office:annotation draw:style-name="gr3" draw:text-style-name="P1" svg:width="1.1413in" svg:height="0.3902in" svg:x="16.1154in" svg:y="0.1803in" draw:caption-point-x="-0.2402in" draw:caption-point-y="0.5378in">
              <dc:date>2017-11-07T00:00:00</dc:date>
              <text:p text:style-name="P1"><text:span text:style-name="T1">Làm bài tập lớn cùng nhóm</text:span></text:p>
            </office:annotation>
            <text:p>1</text:p>
          </table:table-cell>
          <table:table-cell table:style-name="ce80" office:value-type="float" office:value="1">
            <office:annotation draw:style-name="gr1" draw:text-style-name="P1" svg:width="1.1413in" svg:height="0.2634in" svg:x="16.5657in" svg:y="0.1803in" draw:caption-point-x="-0.2402in" draw:caption-point-y="0.5378in">
              <dc:date>2017-08-30T00:00:00</dc:date>
              <text:p text:style-name="P1"><text:span text:style-name="T1">Đi học</text:span></text:p>
            </office:annotation>
            <text:p>1</text:p>
          </table:table-cell>
          <table:table-cell table:style-name="ce42" table:number-columns-repeated="949"/>
        </table:table-row>
        <table:table-row table:style-name="ro12">
          <table:table-cell table:style-name="ce41" office:value-type="float" office:value="2">
            <text:p>2</text:p>
          </table:table-cell>
          <table:table-cell table:style-name="ce50" office:value-type="string">
            <text:p>NhanVT</text:p>
          </table:table-cell>
          <table:table-cell table:style-name="ce76" table:formula="of:=SUM([.D5:.AG5])" office:value-type="float" office:value="18">
            <text:p>18</text:p>
          </table:table-cell>
          <table:table-cell table:style-name="ce80"/>
          <table:table-cell table:style-name="ce80" office:value-type="float" office:value="1">
            <office:annotation draw:style-name="gr1" draw:text-style-name="P1" svg:width="1.1413in" svg:height="0.2634in" svg:x="3.1024in" svg:y="0.4142in" draw:caption-point-x="-0.2402in" draw:caption-point-y="0.5398in">
              <dc:date>2017-10-03T00:00:00</dc:date>
              <text:p text:style-name="P1"><text:span text:style-name="T1">Ôn và thi giữa kì</text:span></text:p>
            </office:annotation>
            <text:p>1</text:p>
          </table:table-cell>
          <table:table-cell table:style-name="ce80" office:value-type="float" office:value="1">
            <office:annotation draw:style-name="gr1" draw:text-style-name="P1" svg:width="1.1413in" svg:height="0.2634in" svg:x="3.5591in" svg:y="0.4106in" draw:caption-point-x="-0.2402in" draw:caption-point-y="0.5433in">
              <dc:date>2017-08-30T00:00:00</dc:date>
              <text:p text:style-name="P1"><text:span text:style-name="T1">Đi học</text:span></text:p>
            </office:annotation>
            <text:p>1</text:p>
          </table:table-cell>
          <table:table-cell table:style-name="ce80" office:value-type="float" office:value="1">
            <office:annotation draw:style-name="gr1" draw:text-style-name="P1" svg:width="1.1413in" svg:height="0.2634in" svg:x="4.0157in" svg:y="0.4142in" draw:caption-point-x="-0.2402in" draw:caption-point-y="0.5398in">
              <dc:date>2017-10-03T00:00:00</dc:date>
              <text:p text:style-name="P1"><text:span text:style-name="T1">Ôn và thi giữa kì</text:span></text:p>
            </office:annotation>
            <text:p>1</text:p>
          </table:table-cell>
          <table:table-cell table:style-name="ce80" office:value-type="float" office:value="1">
            <office:annotation draw:style-name="gr1" draw:text-style-name="P1" svg:width="1.1413in" svg:height="0.2634in" svg:x="4.472in" svg:y="0.4142in" draw:caption-point-x="-0.2402in" draw:caption-point-y="0.5398in">
              <dc:date>2017-10-03T00:00:00</dc:date>
              <text:p text:style-name="P1"><text:span text:style-name="T1">Ôn và thi giữa kì</text:span></text:p>
            </office:annotation>
            <text:p>1</text:p>
          </table:table-cell>
          <table:table-cell table:style-name="ce80" office:value-type="float" office:value="1">
            <office:annotation draw:style-name="gr1" draw:text-style-name="P1" svg:width="1.1413in" svg:height="0.2634in" svg:x="4.9287in" svg:y="0.4106in" draw:caption-point-x="-0.2402in" draw:caption-point-y="0.5433in">
              <dc:date>2017-08-30T00:00:00</dc:date>
              <text:p text:style-name="P1"><text:span text:style-name="T1">Đi học</text:span></text:p>
            </office:annotation>
            <text:p>1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1">
            <office:annotation draw:style-name="gr1" draw:text-style-name="P1" svg:width="1.1413in" svg:height="0.2634in" svg:x="6.8205in" svg:y="0.4106in" draw:caption-point-x="-0.2402in" draw:caption-point-y="0.5433in">
              <dc:date>2017-08-30T00:00:00</dc:date>
              <text:p text:style-name="P1"><text:span text:style-name="T1">Đi học</text:span></text:p>
            </office:annotation>
            <text:p>1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">
            <office:annotation draw:style-name="gr3" draw:text-style-name="P1" svg:width="1.1413in" svg:height="0.3902in" svg:x="7.7988in" svg:y="0.4154in" draw:caption-point-x="-0.2402in" draw:caption-point-y="0.5386in">
              <dc:date>2017-10-16T00:00:00</dc:date>
              <text:p text:style-name="P1"><text:span text:style-name="T1">Đi học, off sáng, xe hư off chiêu</text:span></text:p>
            </office:annotation>
            <text:p>1</text:p>
          </table:table-cell>
          <table:table-cell table:style-name="ce80" office:value-type="float" office:value="1">
            <office:annotation draw:style-name="gr1" draw:text-style-name="P1" svg:width="1.1413in" svg:height="0.2634in" svg:x="8.2878in" svg:y="0.4106in" draw:caption-point-x="-0.2402in" draw:caption-point-y="0.5433in">
              <dc:date>2017-08-30T00:00:00</dc:date>
              <text:p text:style-name="P1"><text:span text:style-name="T1">Đi học</text:span></text:p>
            </office:annotation>
            <text:p>1</text:p>
          </table:table-cell>
          <table:table-cell table:style-name="ce80" table:number-columns-repeated="2"/>
          <table:table-cell table:style-name="ce80" office:value-type="float" office:value="1">
            <office:annotation draw:style-name="gr1" draw:text-style-name="P1" svg:width="1.1413in" svg:height="0.2634in" svg:x="9.7228in" svg:y="0.4157in" draw:caption-point-x="-0.2402in" draw:caption-point-y="0.5382in">
              <dc:date>2017-10-03T00:00:00</dc:date>
              <text:p text:style-name="P1"><text:span text:style-name="T1">Ôn và thi giữa kì</text:span></text:p>
            </office:annotation>
            <text:p>1</text:p>
          </table:table-cell>
          <table:table-cell table:style-name="ce80" office:value-type="float" office:value="1">
            <office:annotation draw:style-name="gr1" draw:text-style-name="P1" svg:width="1.1413in" svg:height="0.2634in" svg:x="10.1791in" svg:y="0.4106in" draw:caption-point-x="-0.2402in" draw:caption-point-y="0.5433in">
              <dc:date>2017-08-30T00:00:00</dc:date>
              <text:p text:style-name="P1"><text:span text:style-name="T1">Đi học</text:span></text:p>
            </office:annotation>
            <text:p>1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">
            <office:annotation draw:style-name="gr3" draw:text-style-name="P1" svg:width="1.1413in" svg:height="0.3902in" svg:x="11.0925in" svg:y="0.4161in" draw:caption-point-x="-0.2402in" draw:caption-point-y="0.5378in">
              <dc:date>2017-11-07T00:00:00</dc:date>
              <text:p text:style-name="P1"><text:span text:style-name="T1">Làm bài tập lớn cùng nhóm</text:span></text:p>
            </office:annotation>
            <text:p>1</text:p>
          </table:table-cell>
          <table:table-cell table:style-name="ce80" office:value-type="float" office:value="1">
            <office:annotation draw:style-name="gr1" draw:text-style-name="P1" svg:width="1.1413in" svg:height="0.2634in" svg:x="11.5492in" svg:y="0.4106in" draw:caption-point-x="-0.2402in" draw:caption-point-y="0.5433in">
              <dc:date>2017-08-30T00:00:00</dc:date>
              <text:p text:style-name="P1"><text:span text:style-name="T1">Đi học</text:span></text:p>
            </office:annotation>
            <text:p>1</text:p>
          </table:table-cell>
          <table:table-cell table:style-name="ce80" table:number-columns-repeated="2"/>
          <table:table-cell table:style-name="ce80" office:value-type="float" office:value="1">
            <office:annotation draw:style-name="gr3" draw:text-style-name="P1" svg:width="1.1413in" svg:height="0.3902in" svg:x="12.9189in" svg:y="0.4161in" draw:caption-point-x="-0.2402in" draw:caption-point-y="0.5378in">
              <dc:date>2017-11-07T00:00:00</dc:date>
              <text:p text:style-name="P1"><text:span text:style-name="T1">Làm bài tập lớn cùng nhóm</text:span></text:p>
            </office:annotation>
            <text:p>1</text:p>
          </table:table-cell>
          <table:table-cell table:style-name="ce80" office:value-type="float" office:value="1">
            <office:annotation draw:style-name="gr1" draw:text-style-name="P1" svg:width="1.1413in" svg:height="0.2634in" svg:x="13.3756in" svg:y="0.4106in" draw:caption-point-x="-0.2402in" draw:caption-point-y="0.5433in">
              <dc:date>2017-08-30T00:00:00</dc:date>
              <text:p text:style-name="P1"><text:span text:style-name="T1">Đi học</text:span></text:p>
            </office:annotation>
            <text:p>1</text:p>
          </table:table-cell>
          <table:table-cell table:style-name="ce80" office:value-type="float" office:value="1">
            <office:annotation draw:style-name="gr3" draw:text-style-name="P1" svg:width="1.1413in" svg:height="0.3902in" svg:x="13.8323in" svg:y="0.4161in" draw:caption-point-x="-0.2402in" draw:caption-point-y="0.5378in">
              <dc:date>2017-11-07T00:00:00</dc:date>
              <text:p text:style-name="P1"><text:span text:style-name="T1">Làm bài tập lớn cùng nhóm</text:span></text:p>
            </office:annotation>
            <text:p>1</text:p>
          </table:table-cell>
          <table:table-cell table:style-name="ce80" office:value-type="float" office:value="1">
            <office:annotation draw:style-name="gr3" draw:text-style-name="P1" svg:width="1.1413in" svg:height="0.3902in" svg:x="14.289in" svg:y="0.4161in" draw:caption-point-x="-0.2402in" draw:caption-point-y="0.5378in">
              <dc:date>2017-11-07T00:00:00</dc:date>
              <text:p text:style-name="P1"><text:span text:style-name="T1">Làm bài tập lớn cùng nhóm</text:span></text:p>
            </office:annotation>
            <text:p>1</text:p>
          </table:table-cell>
          <table:table-cell table:style-name="ce80" office:value-type="float" office:value="1">
            <office:annotation draw:style-name="gr1" draw:text-style-name="P1" svg:width="1.1413in" svg:height="0.2634in" svg:x="14.7457in" svg:y="0.4106in" draw:caption-point-x="-0.2402in" draw:caption-point-y="0.5433in">
              <dc:date>2017-08-30T00:00:00</dc:date>
              <text:p text:style-name="P1"><text:span text:style-name="T1">Đi học</text:span></text:p>
            </office:annotation>
            <text:p>1</text:p>
          </table:table-cell>
          <table:table-cell table:style-name="ce80" table:number-columns-repeated="2"/>
          <table:table-cell table:style-name="ce80" office:value-type="float" office:value="1">
            <office:annotation draw:style-name="gr3" draw:text-style-name="P1" svg:width="1.1413in" svg:height="0.3902in" svg:x="16.1154in" svg:y="0.4161in" draw:caption-point-x="-0.2402in" draw:caption-point-y="0.5378in">
              <dc:date>2017-11-07T00:00:00</dc:date>
              <text:p text:style-name="P1"><text:span text:style-name="T1">Làm bài tập lớn cùng nhóm</text:span></text:p>
            </office:annotation>
            <text:p>1</text:p>
          </table:table-cell>
          <table:table-cell table:style-name="ce80" office:value-type="float" office:value="1">
            <office:annotation draw:style-name="gr1" draw:text-style-name="P1" svg:width="1.1413in" svg:height="0.2634in" svg:x="16.5657in" svg:y="0.4161in" draw:caption-point-x="-0.2402in" draw:caption-point-y="0.5378in">
              <dc:date>2017-08-30T00:00:00</dc:date>
              <text:p text:style-name="P1"><text:span text:style-name="T1">Đi học</text:span></text:p>
            </office:annotation>
            <text:p>1</text:p>
          </table:table-cell>
          <table:table-cell table:style-name="ce42" table:number-columns-repeated="949"/>
        </table:table-row>
        <table:table-row table:style-name="ro2">
          <table:table-cell table:number-columns-repeated="3"/>
          <table:table-cell table:style-name="Default" table:number-columns-repeated="30"/>
          <table:table-cell table:number-columns-repeated="950"/>
        </table:table-row>
        <table:table-row table:style-name="ro2">
          <table:table-cell table:style-name="ce42" table:number-columns-repeated="2"/>
          <table:table-cell table:style-name="ce42" office:value-type="string">
            <text:p>chỉ lên Cty vào Thứ 2, Thứ 4, Chiều Thứ 5</text:p>
          </table:table-cell>
          <table:table-cell table:style-name="ce81" table:number-columns-repeated="30"/>
          <table:table-cell table:style-name="ce42" table:number-columns-repeated="950"/>
        </table:table-row>
        <table:table-row table:style-name="ro2" table:number-rows-repeated="3">
          <table:table-cell table:style-name="ce42" table:number-columns-repeated="3"/>
          <table:table-cell table:style-name="ce81" table:number-columns-repeated="30"/>
          <table:table-cell table:style-name="ce42" table:number-columns-repeated="950"/>
        </table:table-row>
        <table:table-row table:style-name="ro2">
          <table:table-cell table:style-name="ce42" table:number-columns-repeated="3"/>
          <table:table-cell table:style-name="ce81" table:number-columns-repeated="4"/>
          <table:table-cell table:style-name="ce83" table:number-columns-repeated="7"/>
          <table:table-cell table:style-name="ce81" table:number-columns-repeated="19"/>
          <table:table-cell table:style-name="ce42" table:number-columns-repeated="950"/>
        </table:table-row>
        <table:table-row table:style-name="ro2" table:number-rows-repeated="65393">
          <table:table-cell table:style-name="ce42" table:number-columns-repeated="3"/>
          <table:table-cell table:style-name="ce81" table:number-columns-repeated="30"/>
          <table:table-cell table:style-name="ce42" table:number-columns-repeated="950"/>
        </table:table-row>
        <table:table-row table:style-name="ro2" table:number-rows-repeated="983171">
          <table:table-cell table:number-columns-repeated="983"/>
        </table:table-row>
        <table:table-row table:style-name="ro2">
          <table:table-cell table:number-columns-repeated="983"/>
        </table:table-row>
      </table:table>
      <table:table table:name="Thong_Tin_Ngay_Nghi_201711" table:style-name="ta3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8" table:default-cell-style-name="ce94"/>
        <table:table-column table:style-name="co18" table:number-columns-repeated="7" table:default-cell-style-name="ce94"/>
        <table:table-column table:style-name="co17" table:number-columns-repeated="15" table:default-cell-style-name="ce94"/>
        <table:table-column table:style-name="co19" table:default-cell-style-name="Default"/>
        <table:table-column table:style-name="co7" table:number-columns-repeated="949" table:default-cell-style-name="Default"/>
        <table:table-row table:style-name="ro2">
          <table:table-cell table:style-name="ce48"/>
          <table:table-cell table:style-name="ce49" table:number-columns-repeated="2"/>
          <table:table-cell table:style-name="ce89" table:number-columns-repeated="8"/>
          <table:table-cell table:style-name="ce96" office:value-type="string" table:number-columns-spanned="2" table:number-rows-spanned="1">
            <text:p>Month</text:p>
          </table:table-cell>
          <table:covered-table-cell table:style-name="ce97"/>
          <table:table-cell table:style-name="ce98" table:content-validation-name="val1" office:value-type="float" office:value="11" table:number-columns-spanned="2" table:number-rows-spanned="1">
            <text:p>11</text:p>
          </table:table-cell>
          <table:covered-table-cell table:style-name="ce97"/>
          <table:table-cell table:style-name="ce96" office:value-type="string" table:number-columns-spanned="2" table:number-rows-spanned="1">
            <text:p>Year</text:p>
          </table:table-cell>
          <table:covered-table-cell table:style-name="ce97"/>
          <table:table-cell table:style-name="ce96" office:value-type="float" office:value="2017" table:number-columns-spanned="2" table:number-rows-spanned="1">
            <text:p>2017</text:p>
          </table:table-cell>
          <table:covered-table-cell table:style-name="ce99"/>
          <table:table-cell table:style-name="ce89" table:number-columns-repeated="15"/>
          <table:table-cell table:style-name="ce63" table:number-columns-repeated="949"/>
        </table:table-row>
        <table:table-row table:style-name="ro2">
          <table:table-cell table:style-name="ce48" table:number-columns-repeated="3"/>
          <table:table-cell table:style-name="ce90" table:formula="of:=DATE([.$R$1];[.N1];1)" office:value-type="date" office:date-value="2017-11-01">
            <text:p>01</text:p>
          </table:table-cell>
          <table:table-cell table:style-name="ce90" table:formula="of:=[.D2]+1" office:value-type="date" office:date-value="2017-11-02">
            <text:p>02</text:p>
          </table:table-cell>
          <table:table-cell table:style-name="ce90" table:formula="of:=[.E2]+1" office:value-type="date" office:date-value="2017-11-03">
            <text:p>03</text:p>
          </table:table-cell>
          <table:table-cell table:style-name="ce90" table:formula="of:=[.F2]+1" office:value-type="date" office:date-value="2017-11-04">
            <text:p>04</text:p>
          </table:table-cell>
          <table:table-cell table:style-name="ce90" table:formula="of:=[.G2]+1" office:value-type="date" office:date-value="2017-11-05">
            <text:p>05</text:p>
          </table:table-cell>
          <table:table-cell table:style-name="ce90" table:formula="of:=[.H2]+1" office:value-type="date" office:date-value="2017-11-06">
            <text:p>06</text:p>
          </table:table-cell>
          <table:table-cell table:style-name="ce90" table:formula="of:=[.I2]+1" office:value-type="date" office:date-value="2017-11-07">
            <text:p>07</text:p>
          </table:table-cell>
          <table:table-cell table:style-name="ce90" table:formula="of:=[.J2]+1" office:value-type="date" office:date-value="2017-11-08">
            <text:p>08</text:p>
          </table:table-cell>
          <table:table-cell table:style-name="ce90" table:formula="of:=[.K2]+1" office:value-type="date" office:date-value="2017-11-09">
            <text:p>09</text:p>
          </table:table-cell>
          <table:table-cell table:style-name="ce90" table:formula="of:=[.L2]+1" office:value-type="date" office:date-value="2017-11-10">
            <text:p>10</text:p>
          </table:table-cell>
          <table:table-cell table:style-name="ce90" table:formula="of:=[.M2]+1" office:value-type="date" office:date-value="2017-11-11">
            <text:p>11</text:p>
          </table:table-cell>
          <table:table-cell table:style-name="ce90" table:formula="of:=[.N2]+1" office:value-type="date" office:date-value="2017-11-12">
            <text:p>12</text:p>
          </table:table-cell>
          <table:table-cell table:style-name="ce90" table:formula="of:=[.O2]+1" office:value-type="date" office:date-value="2017-11-13">
            <text:p>13</text:p>
          </table:table-cell>
          <table:table-cell table:style-name="ce90" table:formula="of:=[.P2]+1" office:value-type="date" office:date-value="2017-11-14">
            <text:p>14</text:p>
          </table:table-cell>
          <table:table-cell table:style-name="ce90" table:formula="of:=[.Q2]+1" office:value-type="date" office:date-value="2017-11-15">
            <text:p>15</text:p>
          </table:table-cell>
          <table:table-cell table:style-name="ce90" table:formula="of:=[.R2]+1" office:value-type="date" office:date-value="2017-11-16">
            <text:p>16</text:p>
          </table:table-cell>
          <table:table-cell table:style-name="ce90" table:formula="of:=[.S2]+1" office:value-type="date" office:date-value="2017-11-17">
            <text:p>17</text:p>
          </table:table-cell>
          <table:table-cell table:style-name="ce90" table:formula="of:=[.T2]+1" office:value-type="date" office:date-value="2017-11-18">
            <text:p>18</text:p>
          </table:table-cell>
          <table:table-cell table:style-name="ce90" table:formula="of:=[.U2]+1" office:value-type="date" office:date-value="2017-11-19">
            <text:p>19</text:p>
          </table:table-cell>
          <table:table-cell table:style-name="ce90" table:formula="of:=[.V2]+1" office:value-type="date" office:date-value="2017-11-20">
            <text:p>20</text:p>
          </table:table-cell>
          <table:table-cell table:style-name="ce90" table:formula="of:=[.W2]+1" office:value-type="date" office:date-value="2017-11-21">
            <text:p>21</text:p>
          </table:table-cell>
          <table:table-cell table:style-name="ce90" table:formula="of:=[.X2]+1" office:value-type="date" office:date-value="2017-11-22">
            <text:p>22</text:p>
          </table:table-cell>
          <table:table-cell table:style-name="ce90" table:formula="of:=[.Y2]+1" office:value-type="date" office:date-value="2017-11-23">
            <text:p>23</text:p>
          </table:table-cell>
          <table:table-cell table:style-name="ce90" table:formula="of:=[.Z2]+1" office:value-type="date" office:date-value="2017-11-24">
            <text:p>24</text:p>
          </table:table-cell>
          <table:table-cell table:style-name="ce90" table:formula="of:=[.AA2]+1" office:value-type="date" office:date-value="2017-11-25">
            <text:p>25</text:p>
          </table:table-cell>
          <table:table-cell table:style-name="ce90" table:formula="of:=[.AB2]+1" office:value-type="date" office:date-value="2017-11-26">
            <text:p>26</text:p>
          </table:table-cell>
          <table:table-cell table:style-name="ce90" table:formula="of:=[.AC2]+1" office:value-type="date" office:date-value="2017-11-27">
            <text:p>27</text:p>
          </table:table-cell>
          <table:table-cell table:style-name="ce90" table:formula="of:=[.AD2]+1" office:value-type="date" office:date-value="2017-11-28">
            <text:p>28</text:p>
          </table:table-cell>
          <table:table-cell table:style-name="ce90" table:formula="of:=[.AE2]+1" office:value-type="date" office:date-value="2017-11-29">
            <text:p>29</text:p>
          </table:table-cell>
          <table:table-cell table:style-name="ce90" table:formula="of:=[.AF2]+1" office:value-type="date" office:date-value="2017-11-30">
            <text:p>30</text:p>
          </table:table-cell>
          <table:table-cell table:style-name="ce90" table:formula="of:=[.AG2]+1" office:value-type="date" office:date-value="2017-12-01">
            <text:p>01</text:p>
          </table:table-cell>
          <table:table-cell table:style-name="ce63" table:number-columns-repeated="949"/>
        </table:table-row>
        <table:table-row table:style-name="ro7">
          <table:table-cell table:style-name="ce48" office:value-type="string">
            <text:p>No.</text:p>
          </table:table-cell>
          <table:table-cell table:style-name="ce48" office:value-type="string">
            <text:p>Name</text:p>
          </table:table-cell>
          <table:table-cell table:style-name="ce48" office:value-type="string">
            <text:p>Absent</text:p>
          </table:table-cell>
          <table:table-cell table:style-name="ce91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1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1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1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1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1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1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1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1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1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1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1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1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1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1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1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1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1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1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1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1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1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1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1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1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1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1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1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1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1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1" table:formula="of:=CHOOSE(WEEKDAY([.A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3" table:number-columns-repeated="949"/>
        </table:table-row>
        <table:table-row table:style-name="ro7">
          <table:table-cell table:style-name="ce41" office:value-type="float" office:value="1">
            <text:p>1</text:p>
          </table:table-cell>
          <table:table-cell table:style-name="ce43" office:value-type="string">
            <text:p>CongNT</text:p>
          </table:table-cell>
          <table:table-cell table:style-name="ce88" table:formula="of:=SUM([.D4:.AG4])" office:value-type="float" office:value="14">
            <text:p>14</text:p>
          </table:table-cell>
          <table:table-cell table:style-name="ce92" office:value-type="float" office:value="1">
            <office:annotation draw:style-name="gr3" draw:text-style-name="P1" svg:width="1.1413in" svg:height="0.3902in" svg:x="2.6457in" svg:y="0.176in" draw:caption-point-x="-0.2402in" draw:caption-point-y="0.5417in">
              <dc:date>2017-11-07T00:00:00</dc:date>
              <text:p text:style-name="P1"><text:span text:style-name="T1">Làm bài tập lớn cùng nhóm</text:span></text:p>
            </office:annotation>
            <text:p>1</text:p>
          </table:table-cell>
          <table:table-cell table:style-name="ce92" office:value-type="float" office:value="1">
            <office:annotation draw:style-name="gr3" draw:text-style-name="P1" svg:width="1.1413in" svg:height="0.3902in" svg:x="3.1024in" svg:y="0.176in" draw:caption-point-x="-0.2402in" draw:caption-point-y="0.5417in">
              <dc:date>2017-11-07T00:00:00</dc:date>
              <text:p text:style-name="P1"><text:span text:style-name="T1">Làm bài tập lớn cùng nhóm</text:span></text:p>
            </office:annotation>
            <text:p>1</text:p>
          </table:table-cell>
          <table:table-cell table:style-name="ce92" office:value-type="float" office:value="1">
            <office:annotation draw:style-name="gr1" draw:text-style-name="P1" svg:width="1.1413in" svg:height="0.2634in" svg:x="3.5591in" svg:y="0.176in" draw:caption-point-x="-0.2402in" draw:caption-point-y="0.5417in">
              <dc:date>2017-08-30T00:00:00</dc:date>
              <text:p text:style-name="P1"><text:span text:style-name="T1">Đi học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1">
            <office:annotation draw:style-name="gr3" draw:text-style-name="P1" svg:width="1.1413in" svg:height="0.3902in" svg:x="4.9287in" svg:y="0.1185in" draw:caption-point-x="-0.2402in" draw:caption-point-y="0.5992in">
              <dc:date>2017-11-07T00:00:00</dc:date>
              <text:p text:style-name="P1"><text:span text:style-name="T1">Nhà bị bão, xin nghỉ về quê</text:span></text:p>
            </office:annotation>
            <text:p>1</text:p>
          </table:table-cell>
          <table:table-cell table:style-name="ce92" office:value-type="float" office:value="1">
            <office:annotation draw:style-name="gr3" draw:text-style-name="P1" svg:width="1.1413in" svg:height="0.3902in" svg:x="5.3854in" svg:y="0.176in" draw:caption-point-x="-0.2402in" draw:caption-point-y="0.5417in">
              <dc:date>2017-11-07T00:00:00</dc:date>
              <text:p text:style-name="P1"><text:span text:style-name="T1">Nhà bị bão, xin nghỉ về quê</text:span></text:p>
            </office:annotation>
            <text:p>1</text:p>
          </table:table-cell>
          <table:table-cell table:style-name="ce92" office:value-type="float" office:value="1">
            <office:annotation draw:style-name="gr3" draw:text-style-name="P1" svg:width="1.1413in" svg:height="0.3902in" svg:x="5.8421in" svg:y="0.176in" draw:caption-point-x="-0.2402in" draw:caption-point-y="0.5417in">
              <dc:date>2017-11-07T00:00:00</dc:date>
              <text:p text:style-name="P1"><text:span text:style-name="T1">Nhà bị bão, xin nghỉ về quê</text:span></text:p>
            </office:annotation>
            <text:p>1</text:p>
          </table:table-cell>
          <table:table-cell table:style-name="ce92" office:value-type="float" office:value="1">
            <office:annotation draw:style-name="gr3" draw:text-style-name="P1" svg:width="1.1413in" svg:height="0.3902in" svg:x="6.3311in" svg:y="0.176in" draw:caption-point-x="-0.2402in" draw:caption-point-y="0.5417in">
              <dc:date>2017-11-07T00:00:00</dc:date>
              <text:p text:style-name="P1"><text:span text:style-name="T1">Nhà bị bão, xin nghỉ về quê</text:span></text:p>
            </office:annotation>
            <text:p>1</text:p>
          </table:table-cell>
          <table:table-cell table:style-name="ce92" office:value-type="float" office:value="1">
            <office:annotation draw:style-name="gr3" draw:text-style-name="P1" svg:width="1.1413in" svg:height="0.3902in" svg:x="6.8205in" svg:y="0.176in" draw:caption-point-x="-0.2402in" draw:caption-point-y="0.5417in">
              <dc:date>2017-11-07T00:00:00</dc:date>
              <text:p text:style-name="P1"><text:span text:style-name="T1">Nhà bị bão, xin nghỉ về quê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.5">
            <office:annotation draw:style-name="gr3" draw:text-style-name="P1" svg:width="1.1413in" svg:height="0.3902in" svg:x="8.7768in" svg:y="0.176in" draw:caption-point-x="-0.2402in" draw:caption-point-y="0.5417in">
              <dc:date>2017-11-20T00:00:00</dc:date>
              <text:p text:style-name="P1"><text:span text:style-name="T1">Đi học, off sáng</text:span></text:p>
              <text:p text:style-name="P1"><text:span text:style-name="T1"/></text:p>
            </office:annotation>
            <text:p>0.5</text:p>
          </table:table-cell>
          <table:table-cell table:style-name="ce92" office:value-type="float" office:value="1">
            <office:annotation draw:style-name="gr1" draw:text-style-name="P1" svg:width="1.1413in" svg:height="0.2634in" svg:x="9.2661in" svg:y="0.1197in" draw:caption-point-x="-0.2402in" draw:caption-point-y="0.598in">
              <dc:date>2017-11-15T00:00:00</dc:date>
              <text:p text:style-name="P1"><text:span text:style-name="T1">Học bù toeic</text:span></text:p>
            </office:annotation>
            <text:p>1</text:p>
          </table:table-cell>
          <table:table-cell table:style-name="ce92" office:value-type="float" office:value="0.5">
            <office:annotation draw:style-name="gr1" draw:text-style-name="P1" svg:width="1.1413in" svg:height="0.2634in" svg:x="9.7228in" svg:y="0.176in" draw:caption-point-x="-0.2402in" draw:caption-point-y="0.5417in">
              <dc:date>2017-08-30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92" office:value-type="float" office:value="1">
            <office:annotation draw:style-name="gr1" draw:text-style-name="P1" svg:width="1.1413in" svg:height="0.2634in" svg:x="10.1791in" svg:y="0.176in" draw:caption-point-x="-0.2402in" draw:caption-point-y="0.5417in">
              <dc:date>2017-08-30T00:00:00</dc:date>
              <text:p text:style-name="P1"><text:span text:style-name="T1">Đi học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0">
            <office:annotation draw:style-name="gr2" draw:text-style-name="P1" svg:width="1.1413in" svg:height="0.5457in" svg:x="11.5492in" svg:y="0.1209in" draw:caption-point-x="-0.2402in" draw:caption-point-y="0.5969in">
              <dc:date>2017-11-20T00:00:00</dc:date>
              <text:p text:style-name="P1"><text:span text:style-name="T1">Event 20/11 ở trường, xin về sớm 3h30</text:span></text:p>
            </office:annotation>
            <text:p>0</text:p>
          </table:table-cell>
          <table:table-cell table:style-name="ce92" office:value-type="float" office:value="0.5">
            <office:annotation draw:style-name="gr3" draw:text-style-name="P1" svg:width="1.1413in" svg:height="0.3902in" svg:x="12.0059in" svg:y="0.178in" draw:caption-point-x="-0.2402in" draw:caption-point-y="0.5398in">
              <dc:date>2017-11-20T00:00:00</dc:date>
              <text:p text:style-name="P1"><text:span text:style-name="T1">Đi học, off sáng</text:span></text:p>
              <text:p text:style-name="P1"><text:span text:style-name="T1"/></text:p>
            </office:annotation>
            <text:p>0.5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.5">
            <office:annotation draw:style-name="gr1" draw:text-style-name="P1" svg:width="1.1413in" svg:height="0.2634in" svg:x="12.9189in" svg:y="0.176in" draw:caption-point-x="-0.2402in" draw:caption-point-y="0.5417in">
              <dc:date>2017-08-30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92" office:value-type="float" office:value="1">
            <office:annotation draw:style-name="gr1" draw:text-style-name="P1" svg:width="1.1413in" svg:height="0.2634in" svg:x="13.3756in" svg:y="0.176in" draw:caption-point-x="-0.2402in" draw:caption-point-y="0.5417in">
              <dc:date>2017-08-30T00:00:00</dc:date>
              <text:p text:style-name="P1"><text:span text:style-name="T1">Đi học</text:span></text:p>
            </office:annotation>
            <text:p>1</text:p>
          </table:table-cell>
          <table:table-cell table:style-name="ce92" table:number-columns-repeated="2"/>
          <table:table-cell table:style-name="ce92">
            <office:annotation office:display="true" draw:style-name="gr1" draw:text-style-name="P1" svg:width="1.1413in" svg:height="0.2634in" svg:x="14.7457in" svg:y="0.1236in" draw:caption-point-x="-0.2402in" draw:caption-point-y="0.5941in">
              <dc:date>2017-11-27T00:00:00</dc:date>
              <text:p text:style-name="P2"><text:span text:style-name="T1">Xin nghỉ luôn</text:span></text:p>
            </office:annotation>
          </table:table-cell>
          <table:table-cell table:style-name="ce92" office:value-type="float" office:value="0.5">
            <office:annotation draw:style-name="gr3" draw:text-style-name="P1" svg:width="1.1413in" svg:height="0.3902in" svg:x="15.202in" svg:y="0.178in" draw:caption-point-x="-0.2402in" draw:caption-point-y="0.5398in">
              <dc:date>2017-11-20T00:00:00</dc:date>
              <text:p text:style-name="P1"><text:span text:style-name="T1">Đi học, off sáng</text:span></text:p>
              <text:p text:style-name="P1"><text:span text:style-name="T1"/></text:p>
            </office:annotation>
            <text:p>0.5</text:p>
          </table:table-cell>
          <table:table-cell table:style-name="ce92"/>
          <table:table-cell table:style-name="ce92" office:value-type="float" office:value="0.5">
            <office:annotation draw:style-name="gr1" draw:text-style-name="P1" svg:width="1.1413in" svg:height="0.2634in" svg:x="16.1154in" svg:y="0.176in" draw:caption-point-x="-0.2402in" draw:caption-point-y="0.5417in">
              <dc:date>2017-08-30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92" office:value-type="float" office:value="1">
            <office:annotation draw:style-name="gr1" draw:text-style-name="P1" svg:width="1.1413in" svg:height="0.2634in" svg:x="16.5657in" svg:y="0.176in" draw:caption-point-x="-0.2402in" draw:caption-point-y="0.5417in">
              <dc:date>2017-08-30T00:00:00</dc:date>
              <text:p text:style-name="P1"><text:span text:style-name="T1">Đi học</text:span></text:p>
            </office:annotation>
            <text:p>1</text:p>
          </table:table-cell>
          <table:table-cell table:style-name="ce42" table:number-columns-repeated="949"/>
        </table:table-row>
        <table:table-row table:style-name="ro2">
          <table:table-cell table:number-columns-repeated="3"/>
          <table:table-cell table:style-name="Default" table:number-columns-repeated="30"/>
          <table:table-cell table:number-columns-repeated="950"/>
        </table:table-row>
        <table:table-row table:style-name="ro2">
          <table:table-cell table:style-name="ce42" table:number-columns-repeated="2"/>
          <table:table-cell table:style-name="ce42" office:value-type="string">
            <text:p>Công: lên cty thứ 2, chiều t3, t4, chiều t5</text:p>
          </table:table-cell>
          <table:table-cell table:style-name="ce93" table:number-columns-repeated="30"/>
          <table:table-cell table:style-name="ce42" table:number-columns-repeated="950"/>
        </table:table-row>
        <table:table-row table:style-name="ro2">
          <table:table-cell table:style-name="ce42" table:number-columns-repeated="2"/>
          <table:table-cell table:style-name="ce42" office:value-type="string">
            <text:p>Công: 11/12, sẽ lên cty t2, 3, 4, 5</text:p>
          </table:table-cell>
          <table:table-cell table:style-name="ce93" table:number-columns-repeated="30"/>
          <table:table-cell table:style-name="ce42" table:number-columns-repeated="950"/>
        </table:table-row>
        <table:table-row table:style-name="ro2">
          <table:table-cell table:style-name="ce42" table:number-columns-repeated="2"/>
          <table:table-cell/>
          <table:table-cell table:style-name="Default" table:number-columns-repeated="3"/>
          <table:table-cell table:style-name="ce93" table:number-columns-repeated="27"/>
          <table:table-cell table:style-name="ce42" table:number-columns-repeated="950"/>
        </table:table-row>
        <table:table-row table:style-name="ro2">
          <table:table-cell table:style-name="ce42" table:number-columns-repeated="3"/>
          <table:table-cell table:style-name="ce93" table:number-columns-repeated="30"/>
          <table:table-cell table:style-name="ce42" table:number-columns-repeated="950"/>
        </table:table-row>
        <table:table-row table:style-name="ro2">
          <table:table-cell table:style-name="ce42" table:number-columns-repeated="3"/>
          <table:table-cell table:style-name="ce93" table:number-columns-repeated="4"/>
          <table:table-cell table:style-name="ce95" table:number-columns-repeated="7"/>
          <table:table-cell table:style-name="ce93" table:number-columns-repeated="19"/>
          <table:table-cell table:style-name="ce42" table:number-columns-repeated="950"/>
        </table:table-row>
        <table:table-row table:style-name="ro2" table:number-rows-repeated="65393">
          <table:table-cell table:style-name="ce42" table:number-columns-repeated="3"/>
          <table:table-cell table:style-name="ce93" table:number-columns-repeated="30"/>
          <table:table-cell table:style-name="ce42" table:number-columns-repeated="950"/>
        </table:table-row>
        <table:table-row table:style-name="ro2" table:number-rows-repeated="983172">
          <table:table-cell table:number-columns-repeated="983"/>
        </table:table-row>
        <table:table-row table:style-name="ro2">
          <table:table-cell table:number-columns-repeated="98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number-style style:name="N50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05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05P2" style:volatile="true">
      <number:text> -</number:text>
      <number:number number:decimal-places="0" number:min-integer-digits="0"/>
      <number:text>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8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08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08P2" style:volatile="true">
      <number:text> $-</number:text>
      <number:number number:decimal-places="0" number:min-integer-digits="0"/>
      <number:text> </number:text>
    </number:number-style>
    <number:text-style style:name="N508">
      <number:text-content/>
      <number:text> </number:text>
      <style:map style:condition="value()&gt;0" style:apply-style-name="N508P0"/>
      <style:map style:condition="value()&lt;0" style:apply-style-name="N508P1"/>
      <style:map style:condition="value()=0" style:apply-style-name="N508P2"/>
    </number:text-style>
    <number:number-style style:name="N512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2" style:volatile="true">
      <number:text> - € </number:text>
    </number:number-style>
    <number:text-style style:name="N512">
      <number:text-content/>
      <number:text> </number:text>
      <style:map style:condition="value()&gt;0" style:apply-style-name="N512P0"/>
      <style:map style:condition="value()&lt;0" style:apply-style-name="N512P1"/>
      <style:map style:condition="value()=0" style:apply-style-name="N512P2"/>
    </number:text-style>
    <number:number-style style:name="N516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2" style:volatile="true">
      <number:text> Gs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20P0" style:volatile="true">
      <number:number number:decimal-places="0" number:min-integer-digits="1" number:grouping="true"/>
      <number:text> F </number:text>
    </number:number-style>
    <number:number-style style:name="N520P1" style:volatile="true">
      <number:text>-</number:text>
      <number:number number:decimal-places="0" number:min-integer-digits="1" number:grouping="true"/>
      <number:text> F </number:text>
    </number:number-style>
    <number:number-style style:name="N520P2" style:volatile="true">
      <number:text> - F </number:text>
    </number:number-style>
    <number:text-style style:name="N520">
      <number:text-content/>
      <number:text> </number:text>
      <style:map style:condition="value()&gt;0" style:apply-style-name="N520P0"/>
      <style:map style:condition="value()&lt;0" style:apply-style-name="N520P1"/>
      <style:map style:condition="value()=0" style:apply-style-name="N520P2"/>
    </number:text-style>
    <number:number-style style:name="N523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3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23P2" style:volatile="true">
      <number:text> $-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7P0" style:volatile="true">
      <number:number number:decimal-places="0" number:min-integer-digits="1" number:grouping="true"/>
      <number:text> $ </number:text>
    </number:number-style>
    <number:number-style style:name="N527P1" style:volatile="true">
      <number:text>-</number:text>
      <number:number number:decimal-places="0" number:min-integer-digits="1" number:grouping="true"/>
      <number:text> $ </number:text>
    </number:number-style>
    <number:number-style style:name="N527P2" style:volatile="true">
      <number:text> - $ </number:text>
    </number:number-style>
    <number:text-style style:name="N527"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29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2" style:volatile="true">
      <number:text> $-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3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2" style:volatile="true">
      <number:text> €- </number:text>
    </number:number-style>
    <number:text-style style:name="N533">
      <number:text-content/>
      <number:text> </number:text>
      <style:map style:condition="value()&gt;0" style:apply-style-name="N533P0"/>
      <style:map style:condition="value()&lt;0" style:apply-style-name="N533P1"/>
      <style:map style:condition="value()=0" style:apply-style-name="N533P2"/>
    </number:text-style>
    <number:number-style style:name="N537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2" style:volatile="true">
      <number:text> Gs-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9P0" style:volatile="true">
      <number:text> $</number:text>
      <number:number number:decimal-places="0" number:min-integer-digits="1" number:grouping="true"/>
      <number:text> </number:text>
    </number:number-style>
    <number:number-style style:name="N539P1" style:volatile="true">
      <number:text>-$</number:text>
      <number:number number:decimal-places="0" number:min-integer-digits="1" number:grouping="true"/>
      <number:text> </number:text>
    </number:number-style>
    <number:number-style style:name="N539P2" style:volatile="true">
      <number:text> $- </number:text>
    </number:number-style>
    <number:text-style style:name="N539">
      <number:text-content/>
      <number:text> </number:text>
      <style:map style:condition="value()&gt;0" style:apply-style-name="N539P0"/>
      <style:map style:condition="value()&lt;0" style:apply-style-name="N539P1"/>
      <style:map style:condition="value()=0" style:apply-style-name="N539P2"/>
    </number:text-style>
    <number:number-style style:name="N541P0" style:volatile="true">
      <number:text> $</number:text>
      <number:number number:decimal-places="2" number:min-integer-digits="1" number:grouping="true"/>
      <number:text> </number:text>
    </number:number-style>
    <number:number-style style:name="N541P1" style:volatile="true">
      <number:text>-$</number:text>
      <number:number number:decimal-places="2" number:min-integer-digits="1" number:grouping="true"/>
      <number:text> </number:text>
    </number:number-style>
    <number:number-style style:name="N541P2" style:volatile="true">
      <number:text> $-</number:text>
      <number:number number:decimal-places="0" number:min-integer-digits="0"/>
      <number:text>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5P0" style:volatile="true">
      <number:text> ñ</number:text>
      <number:number number:decimal-places="0" number:min-integer-digits="1" number:grouping="true"/>
      <number:text> </number:text>
    </number:number-style>
    <number:number-style style:name="N545P1" style:volatile="true">
      <number:text>-ñ</number:text>
      <number:number number:decimal-places="0" number:min-integer-digits="1" number:grouping="true"/>
      <number:text> </number:text>
    </number:number-style>
    <number:number-style style:name="N545P2" style:volatile="true">
      <number:text> ñ-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2" style:volatile="true">
      <number:text> -</number:text>
      <number:number number:decimal-places="0" number:min-integer-digits="0"/>
      <number:text> </number:text>
    </number:number-style>
    <number:text-style style:name="N548">
      <number:text-content/>
      <number:text> </number:text>
      <style:map style:condition="value()&gt;0" style:apply-style-name="N548P0"/>
      <style:map style:condition="value()&lt;0" style:apply-style-name="N548P1"/>
      <style:map style:condition="value()=0" style:apply-style-name="N548P2"/>
    </number:text-style>
    <number:number-style style:name="N550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0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550P2" style:volatile="true">
      <number:text> -</number:text>
      <number:number number:decimal-places="0" number:min-integer-digits="0"/>
      <number:text> </number:text>
    </number:number-style>
    <number:text-style style:name="N550">
      <number:text-content/>
      <number:text> </number:text>
      <style:map style:condition="value()&gt;0" style:apply-style-name="N550P0"/>
      <style:map style:condition="value()&lt;0" style:apply-style-name="N550P1"/>
      <style:map style:condition="value()=0" style:apply-style-name="N550P2"/>
    </number:text-style>
    <number:number-style style:name="N55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2" style:volatile="true">
      <number:text> -</number:text>
      <number:number number:decimal-places="0" number:min-integer-digits="0"/>
      <number:text>    </number:text>
    </number:number-style>
    <number:text-style style:name="N554">
      <number:text-content/>
      <number:text> </number:text>
      <style:map style:condition="value()&gt;0" style:apply-style-name="N554P0"/>
      <style:map style:condition="value()&lt;0" style:apply-style-name="N554P1"/>
      <style:map style:condition="value()=0" style:apply-style-name="N554P2"/>
    </number:text-style>
    <number:number-style style:name="N55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2" style:volatile="true">
      <number:text> -</number:text>
      <number:number number:decimal-places="0" number:min-integer-digits="0"/>
      <number:text> </number:text>
    </number:number-style>
    <number:text-style style:name="N556">
      <number:text-content/>
      <number:text> </number:text>
      <style:map style:condition="value()&gt;0" style:apply-style-name="N556P0"/>
      <style:map style:condition="value()&lt;0" style:apply-style-name="N556P1"/>
      <style:map style:condition="value()=0" style:apply-style-name="N556P2"/>
    </number:text-style>
    <number:number-style style:name="N560P0" style:volatile="true">
      <number:number number:decimal-places="2" number:min-integer-digits="1" number:grouping="true"/>
      <number:text>         </number:text>
    </number:number-style>
    <number:number-style style:name="N560P1" style:volatile="true">
      <number:text>-</number:text>
      <number:number number:decimal-places="2" number:min-integer-digits="1" number:grouping="true"/>
      <number:text>         </number:text>
    </number:number-style>
    <number:number-style style:name="N560P2" style:volatile="true">
      <number:text> -</number:text>
      <number:number number:decimal-places="0" number:min-integer-digits="0"/>
      <number:text>        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3P0" style:volatile="true">
      <number:number number:decimal-places="2" number:min-integer-digits="1" number:grouping="true"/>
      <number:text>    </number:text>
    </number:number-style>
    <number:number-style style:name="N563P1" style:volatile="true">
      <number:text>-</number:text>
      <number:number number:decimal-places="2" number:min-integer-digits="1" number:grouping="true"/>
      <number:text>    </number:text>
    </number:number-style>
    <number:number-style style:name="N563P2" style:volatile="true">
      <number:text> -</number:text>
      <number:number number:decimal-places="0" number:min-integer-digits="0"/>
      <number:text>    </number:text>
    </number:number-style>
    <number:text-style style:name="N563">
      <number:text-content/>
      <number:text> </number:text>
      <style:map style:condition="value()&gt;0" style:apply-style-name="N563P0"/>
      <style:map style:condition="value()&lt;0" style:apply-style-name="N563P1"/>
      <style:map style:condition="value()=0" style:apply-style-name="N563P2"/>
    </number:text-style>
    <number:number-style style:name="N56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2" style:volatile="true">
      <number:text> - </number:text>
    </number:number-style>
    <number:text-style style:name="N565">
      <number:text-content/>
      <number:text> </number:text>
      <style:map style:condition="value()&gt;0" style:apply-style-name="N565P0"/>
      <style:map style:condition="value()&lt;0" style:apply-style-name="N565P1"/>
      <style:map style:condition="value()=0" style:apply-style-name="N565P2"/>
    </number:text-style>
    <number:number-style style:name="N56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2" style:volatile="true">
      <number:text> -</number:text>
      <number:number number:decimal-places="0" number:min-integer-digits="0"/>
      <number:text> F </number:text>
    </number:number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number-style style:name="N572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2" style:volatile="true">
      <number:text> - F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6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6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76P2" style:volatile="true">
      <number:text> $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8P0" style:volatile="true">
      <number:text>$</number:text>
      <number:number number:decimal-places="0" number:min-integer-digits="1" number:grouping="true"/>
    </number:number-style>
    <number:number-style style:name="N578">
      <style:text-properties fo:color="#ff0000"/>
      <number:text>-$</number:text>
      <number:number number:decimal-places="0" number:min-integer-digits="1" number:grouping="true"/>
      <style:map style:condition="value()&gt;=0" style:apply-style-name="N578P0"/>
    </number:number-style>
    <number:number-style style:name="N581P0" style:volatile="true">
      <number:text> $ </number:text>
      <number:number number:decimal-places="0" number:min-integer-digits="1" number:grouping="true"/>
      <number:text> </number:text>
    </number:number-style>
    <number:number-style style:name="N581P1" style:volatile="true">
      <number:text> $ (</number:text>
      <number:number number:decimal-places="0" number:min-integer-digits="1" number:grouping="true"/>
      <number:text>)</number:text>
    </number:number-style>
    <number:number-style style:name="N581P2" style:volatile="true">
      <number:text> $ - </number:text>
    </number:number-style>
    <number:text-style style:name="N581">
      <number:text-content/>
      <number:text> </number:text>
      <style:map style:condition="value()&gt;0" style:apply-style-name="N581P0"/>
      <style:map style:condition="value()&lt;0" style:apply-style-name="N581P1"/>
      <style:map style:condition="value()=0" style:apply-style-name="N581P2"/>
    </number:text-style>
    <number:number-style style:name="N583P0" style:volatile="true">
      <number:text>$</number:text>
      <number:number number:decimal-places="2" number:min-integer-digits="1" number:grouping="true"/>
    </number:number-style>
    <number:number-style style:name="N583">
      <style:text-properties fo:color="#ff0000"/>
      <number:text>-$</number:text>
      <number:number number:decimal-places="2" number:min-integer-digits="1" number:grouping="true"/>
      <style:map style:condition="value()&gt;=0" style:apply-style-name="N583P0"/>
    </number:number-style>
    <number:number-style style:name="N587P0" style:volatile="true">
      <number:text> £ </number:text>
      <number:number number:decimal-places="0" number:min-integer-digits="1" number:grouping="true"/>
      <number:text> </number:text>
    </number:number-style>
    <number:number-style style:name="N587P1" style:volatile="true">
      <number:text> £ (</number:text>
      <number:number number:decimal-places="0" number:min-integer-digits="1" number:grouping="true"/>
      <number:text>)</number:text>
    </number:number-style>
    <number:number-style style:name="N587P2" style:volatile="true">
      <number:text> £ -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91P0" style:volatile="true">
      <number:number number:decimal-places="0" number:min-integer-digits="1" number:grouping="true"/>
      <number:text> ñ </number:text>
    </number:number-style>
    <number:number-style style:name="N591P1" style:volatile="true">
      <number:text>-</number:text>
      <number:number number:decimal-places="0" number:min-integer-digits="1" number:grouping="true"/>
      <number:text> ñ </number:text>
    </number:number-style>
    <number:number-style style:name="N591P2" style:volatile="true">
      <number:text> - ñ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number-style style:name="N592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2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92P2" style:volatile="true">
      <number:text> - </number:text>
    </number:number-style>
    <number:text-style style:name="N592">
      <number:text-content/>
      <number:text> </number:text>
      <style:map style:condition="value()&gt;0" style:apply-style-name="N592P0"/>
      <style:map style:condition="value()&lt;0" style:apply-style-name="N592P1"/>
      <style:map style:condition="value()=0" style:apply-style-name="N592P2"/>
    </number:text-style>
    <number:number-style style:name="N596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2" style:volatile="true">
      <number:text> -   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2" style:volatile="true">
      <number:text> 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602P0" style:volatile="true">
      <number:number number:decimal-places="0" number:min-integer-digits="1" number:grouping="true"/>
      <number:text>         </number:text>
    </number:number-style>
    <number:number-style style:name="N602P1" style:volatile="true">
      <number:text>-</number:text>
      <number:number number:decimal-places="0" number:min-integer-digits="1" number:grouping="true"/>
      <number:text>         </number:text>
    </number:number-style>
    <number:number-style style:name="N602P2" style:volatile="true">
      <number:text> -         </number:text>
    </number:number-style>
    <number:text-style style:name="N602">
      <number:text-content/>
      <number:text> </number:text>
      <style:map style:condition="value()&gt;0" style:apply-style-name="N602P0"/>
      <style:map style:condition="value()&lt;0" style:apply-style-name="N602P1"/>
      <style:map style:condition="value()=0" style:apply-style-name="N602P2"/>
    </number:text-style>
    <number:number-style style:name="N605P0" style:volatile="true">
      <number:number number:decimal-places="0" number:min-integer-digits="1" number:grouping="true"/>
      <number:text>    </number:text>
    </number:number-style>
    <number:number-style style:name="N605P1" style:volatile="true">
      <number:text>-</number:text>
      <number:number number:decimal-places="0" number:min-integer-digits="1" number:grouping="true"/>
      <number:text>    </number:text>
    </number:number-style>
    <number:number-style style:name="N605P2" style:volatile="true">
      <number:text> -    </number:text>
    </number:number-style>
    <number:text-style style:name="N605">
      <number:text-content/>
      <number:text> </number:text>
      <style:map style:condition="value()&gt;0" style:apply-style-name="N605P0"/>
      <style:map style:condition="value()&lt;0" style:apply-style-name="N605P1"/>
      <style:map style:condition="value()=0" style:apply-style-name="N605P2"/>
    </number:text-style>
    <number:number-style style:name="N607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07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07P0"/>
    </number:number-style>
    <number:number-style style:name="N610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10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10P2" style:volatile="true">
      <number:text> -</number:text>
      <number:number number:decimal-places="0" number:min-integer-digits="0"/>
      <number:text> </number:text>
    </number:number-style>
    <number:text-style style:name="N610">
      <number:text-content/>
      <number:text> </number:text>
      <style:map style:condition="value()&gt;0" style:apply-style-name="N610P0"/>
      <style:map style:condition="value()&lt;0" style:apply-style-name="N610P1"/>
      <style:map style:condition="value()=0" style:apply-style-name="N610P2"/>
    </number:text-style>
    <number:percentage-style style:name="N612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12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12P0"/>
    </number:percentage-style>
    <number:number-style style:name="N61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16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16P2" style:volatile="true">
      <number:text> -</number:text>
      <number:number number:decimal-places="0" number:min-integer-digits="0"/>
      <number:text> £ </number:text>
    </number:number-style>
    <number:text-style style:name="N616">
      <number:text-content/>
      <number:text> </number:text>
      <style:map style:condition="value()&gt;0" style:apply-style-name="N616P0"/>
      <style:map style:condition="value()&lt;0" style:apply-style-name="N616P1"/>
      <style:map style:condition="value()=0" style:apply-style-name="N616P2"/>
    </number:text-style>
    <number:number-style style:name="N61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2" style:volatile="true">
      <number:text> $-</number:text>
      <number:number number:decimal-places="0" number:min-integer-digits="0"/>
      <number:text> </number:text>
    </number:number-style>
    <number:text-style style:name="N619">
      <number:text-content/>
      <number:text> </number:text>
      <style:map style:condition="value()&gt;0" style:apply-style-name="N619P0"/>
      <style:map style:condition="value()&lt;0" style:apply-style-name="N619P1"/>
      <style:map style:condition="value()=0" style:apply-style-name="N619P2"/>
    </number:text-style>
    <number:percentage-style style:name="N620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20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20P0"/>
    </number:percentage-style>
    <number:number-style style:name="N622P0" style:volatile="true">
      <number:text>C</number:text>
      <number:number number:decimal-places="2" number:min-integer-digits="1" number:grouping="true"/>
      <number:text> </number:text>
    </number:number-style>
    <number:number-style style:name="N622">
      <number:text>(C</number:text>
      <number:number number:decimal-places="2" number:min-integer-digits="1" number:grouping="true"/>
      <number:text>)</number:text>
      <style:map style:condition="value()&gt;=0" style:apply-style-name="N622P0"/>
    </number:number-style>
    <number:number-style style:name="N624P0" style:volatile="true">
      <number:text>C</number:text>
      <number:number number:decimal-places="0" number:min-integer-digits="1" number:grouping="true"/>
      <number:text> </number:text>
    </number:number-style>
    <number:number-style style:name="N624">
      <number:text>(C</number:text>
      <number:number number:decimal-places="0" number:min-integer-digits="1" number:grouping="true"/>
      <number:text>)</number:text>
      <style:map style:condition="value()&gt;=0" style:apply-style-name="N624P0"/>
    </number:number-style>
    <number:number-style style:name="N626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26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26P0"/>
    </number:number-style>
    <number:number-style style:name="N629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2" style:volatile="true">
      <number:text> -       </number:text>
    </number:number-style>
    <number:text-style style:name="N629">
      <number:text-content/>
      <number:text> </number:text>
      <style:map style:condition="value()&gt;0" style:apply-style-name="N629P0"/>
      <style:map style:condition="value()&lt;0" style:apply-style-name="N629P1"/>
      <style:map style:condition="value()=0" style:apply-style-name="N629P2"/>
    </number:text-style>
    <number:number-style style:name="N63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2" style:volatile="true">
      <number:text> -</number:text>
      <number:number number:decimal-places="0" number:min-integer-digits="0"/>
      <number:text>       </number:text>
    </number:number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3P0" style:volatile="true">
      <number:text>C</number:text>
      <number:number number:decimal-places="0" number:min-integer-digits="1" number:grouping="true"/>
      <number:text> </number:text>
    </number:number-style>
    <number:number-style style:name="N633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33P0"/>
    </number:number-style>
    <number:currency-style style:name="N637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40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640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640P2" style:volatile="true">
      <number:text> -</number:text>
      <number:number number:decimal-places="0" number:min-integer-digits="0"/>
      <number:text> </number:text>
    </number:number-style>
    <number:text-style style:name="N640">
      <number:text-content/>
      <number:text> </number:text>
      <style:map style:condition="value()&gt;0" style:apply-style-name="N640P0"/>
      <style:map style:condition="value()&lt;0" style:apply-style-name="N640P1"/>
      <style:map style:condition="value()=0" style:apply-style-name="N640P2"/>
    </number:text-style>
    <number:number-style style:name="N642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642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642P0"/>
    </number:number-style>
    <number:number-style style:name="N644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644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644P0"/>
    </number:number-style>
    <number:number-style style:name="N648P0" style:volatile="true">
      <number:number number:decimal-places="2" number:min-integer-digits="1" number:grouping="true"/>
      <number:text> kr </number:text>
    </number:number-style>
    <number:number-style style:name="N648P1" style:volatile="true">
      <number:text>-</number:text>
      <number:number number:decimal-places="2" number:min-integer-digits="1" number:grouping="true"/>
      <number:text> kr </number:text>
    </number:number-style>
    <number:number-style style:name="N648P2" style:volatile="true">
      <number:text> -</number:text>
      <number:number number:decimal-places="0" number:min-integer-digits="0"/>
      <number:text> kr </number:text>
    </number:number-style>
    <number:text-style style:name="N648"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52P0" style:volatile="true">
      <number:number number:decimal-places="2" number:min-integer-digits="1" number:grouping="true"/>
      <number:text>     </number:text>
    </number:number-style>
    <number:number-style style:name="N652P1" style:volatile="true">
      <number:text>-</number:text>
      <number:number number:decimal-places="2" number:min-integer-digits="1" number:grouping="true"/>
      <number:text>     </number:text>
    </number:number-style>
    <number:number-style style:name="N652P2" style:volatile="true">
      <number:text> -</number:text>
      <number:number number:decimal-places="0" number:min-integer-digits="0"/>
      <number:text>     </number:text>
    </number:number-style>
    <number:text-style style:name="N652">
      <number:text-content/>
      <number:text> </number:text>
      <style:map style:condition="value()&gt;0" style:apply-style-name="N652P0"/>
      <style:map style:condition="value()&lt;0" style:apply-style-name="N652P1"/>
      <style:map style:condition="value()=0" style:apply-style-name="N652P2"/>
    </number:text-style>
    <number:number-style style:name="N653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5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655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655P0"/>
    </number:number-style>
    <number:number-style style:name="N65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7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7P0"/>
    </number:number-style>
    <number:number-style style:name="N659P0" style:volatile="true">
      <number:number number:decimal-places="2" number:min-integer-digits="1" number:grouping="true"/>
      <number:text> F</number:text>
    </number:number-style>
    <number:number-style style:name="N65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659P0"/>
    </number:number-style>
    <number:number-style style:name="N661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1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1P0"/>
    </number:number-style>
    <number:number-style style:name="N662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2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2P0"/>
    </number:number-style>
    <number:number-style style:name="N66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63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63P0"/>
    </number:number-style>
    <number:number-style style:name="N665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5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5P0"/>
    </number:number-style>
    <number:number-style style:name="N666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6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6P0"/>
    </number:number-style>
    <number:number-style style:name="N669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2" style:volatile="true">
      <number:text> - DM </number:text>
    </number:number-style>
    <number:text-style style:name="N669">
      <number:text-content/>
      <number:text> </number:text>
      <style:map style:condition="value()&gt;0" style:apply-style-name="N669P0"/>
      <style:map style:condition="value()&lt;0" style:apply-style-name="N669P1"/>
      <style:map style:condition="value()=0" style:apply-style-name="N669P2"/>
    </number:text-style>
    <number:number-style style:name="N67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2" style:volatile="true">
      <number:text> -</number:text>
      <number:number number:decimal-places="0" number:min-integer-digits="0"/>
      <number:text> DM </number:text>
    </number:number-style>
    <number:text-style style:name="N672">
      <number:text-content/>
      <number:text> </number:text>
      <style:map style:condition="value()&gt;0" style:apply-style-name="N672P0"/>
      <style:map style:condition="value()&lt;0" style:apply-style-name="N672P1"/>
      <style:map style:condition="value()=0" style:apply-style-name="N672P2"/>
    </number:text-style>
    <number:number-style style:name="N675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2" style:volatile="true">
      <number:text> - ñ </number:text>
    </number:number-style>
    <number:text-style style:name="N675">
      <number:text-content/>
      <number:text> </number:text>
      <style:map style:condition="value()&gt;0" style:apply-style-name="N675P0"/>
      <style:map style:condition="value()&lt;0" style:apply-style-name="N675P1"/>
      <style:map style:condition="value()=0" style:apply-style-name="N675P2"/>
    </number:text-style>
    <number:number-style style:name="N677P0" style:volatile="true">
      <number:text>SFr. </number:text>
      <number:number number:decimal-places="2" number:min-integer-digits="1" number:grouping="true"/>
    </number:number-style>
    <number:number-style style:name="N677">
      <style:text-properties fo:color="#ff0000"/>
      <number:text>SFr. -</number:text>
      <number:number number:decimal-places="2" number:min-integer-digits="1" number:grouping="true"/>
      <style:map style:condition="value()&gt;=0" style:apply-style-name="N677P0"/>
    </number:number-style>
    <number:number-style style:name="N681P0" style:volatile="true">
      <number:text> SFr. </number:text>
      <number:number number:decimal-places="0" number:min-integer-digits="1" number:grouping="true"/>
      <number:text> </number:text>
    </number:number-style>
    <number:number-style style:name="N681P1" style:volatile="true">
      <number:text> SFr. -</number:text>
      <number:number number:decimal-places="0" number:min-integer-digits="1" number:grouping="true"/>
      <number:text> </number:text>
    </number:number-style>
    <number:number-style style:name="N681P2" style:volatile="true">
      <number:text> SFr. - </number:text>
    </number:number-style>
    <number:text-style style:name="N681">
      <number:text-content/>
      <number:text> </number:text>
      <style:map style:condition="value()&gt;0" style:apply-style-name="N681P0"/>
      <style:map style:condition="value()&lt;0" style:apply-style-name="N681P1"/>
      <style:map style:condition="value()=0" style:apply-style-name="N681P2"/>
    </number:text-style>
    <number:number-style style:name="N682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82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82P0"/>
    </number:number-style>
    <number:number-style style:name="N68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84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84P2" style:volatile="true">
      <number:text> $-</number:text>
      <number:number number:decimal-places="0" number:min-integer-digits="0"/>
      <number:text> </number:text>
    </number:number-style>
    <number:text-style style:name="N684">
      <number:text-content/>
      <number:text> </number:text>
      <style:map style:condition="value()&gt;0" style:apply-style-name="N684P0"/>
      <style:map style:condition="value()&lt;0" style:apply-style-name="N684P1"/>
      <style:map style:condition="value()=0" style:apply-style-name="N684P2"/>
    </number:text-style>
    <number:number-style style:name="N686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86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686P0"/>
    </number:number-style>
    <number:number-style style:name="N688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88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688P0"/>
    </number:number-style>
    <number:number-style style:name="N690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690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690P0"/>
    </number:number-style>
    <number:number-style style:name="N692P0" style:volatile="true">
      <number:text>"</number:text>
    </number:number-style>
    <number:number-style style:name="N692">
      <number:text>"</number:text>
      <style:map style:condition="value()&gt;=0" style:apply-style-name="N692P0"/>
    </number:number-style>
    <number:number-style style:name="N693">
      <number:text>$</number:text>
      <number:number number:decimal-places="0" number:min-integer-digits="1" number:grouping="true"/>
    </number:number-style>
    <number:number-style style:name="N694">
      <number:text>$</number:text>
      <number:number number:decimal-places="2" number:min-integer-digits="1" number:grouping="true"/>
    </number:number-style>
    <number:percentage-style style:name="N695">
      <number:text>INC TAX @ </number:text>
      <number:number number:decimal-places="0" number:min-integer-digits="1"/>
      <number:text>%</number:text>
    </number:percentage-style>
    <number:date-style style:name="N696">
      <number:month/>
      <number:text>/</number:text>
      <number:day/>
      <number:text>/</number:text>
      <number:year/>
      <number:text> </number:text>
      <number:hours/>
      <number:text>:</number:text>
      <number:minutes number:style="long"/>
      <number:text> </number:text>
      <number:am-pm/>
    </number:date-style>
    <number:number-style style:name="N697P0" style:volatile="true">
      <number:text>Rp</number:text>
      <number:number number:decimal-places="0" number:min-integer-digits="1" number:grouping="true"/>
      <number:text> </number:text>
    </number:number-style>
    <number:number-style style:name="N697">
      <number:text>(Rp</number:text>
      <number:number number:decimal-places="0" number:min-integer-digits="1" number:grouping="true"/>
      <number:text>)</number:text>
      <style:map style:condition="value()&gt;=0" style:apply-style-name="N697P0"/>
    </number:number-style>
    <number:number-style style:name="N698P0" style:volatile="true">
      <number:text>Rp</number:text>
      <number:number number:decimal-places="0" number:min-integer-digits="1" number:grouping="true"/>
      <number:text> </number:text>
    </number:number-style>
    <number:number-style style:name="N698">
      <style:text-properties fo:color="#ff0000"/>
      <number:text>(Rp</number:text>
      <number:number number:decimal-places="0" number:min-integer-digits="1" number:grouping="true"/>
      <number:text>)</number:text>
      <style:map style:condition="value()&gt;=0" style:apply-style-name="N698P0"/>
    </number:number-style>
    <number:number-style style:name="N699P0" style:volatile="true">
      <number:text>Rp</number:text>
      <number:number number:decimal-places="2" number:min-integer-digits="1" number:grouping="true"/>
      <number:text> </number:text>
    </number:number-style>
    <number:number-style style:name="N699">
      <number:text>(Rp</number:text>
      <number:number number:decimal-places="2" number:min-integer-digits="1" number:grouping="true"/>
      <number:text>)</number:text>
      <style:map style:condition="value()&gt;=0" style:apply-style-name="N699P0"/>
    </number:number-style>
    <number:number-style style:name="N700P0" style:volatile="true">
      <number:text>Rp</number:text>
      <number:number number:decimal-places="2" number:min-integer-digits="1" number:grouping="true"/>
      <number:text> </number:text>
    </number:number-style>
    <number:number-style style:name="N700">
      <style:text-properties fo:color="#ff0000"/>
      <number:text>(Rp</number:text>
      <number:number number:decimal-places="2" number:min-integer-digits="1" number:grouping="true"/>
      <number:text>)</number:text>
      <style:map style:condition="value()&gt;=0" style:apply-style-name="N700P0"/>
    </number:number-style>
    <number:number-style style:name="N701P0" style:volatile="true">
      <number:text> Rp</number:text>
      <number:number number:decimal-places="0" number:min-integer-digits="1" number:grouping="true"/>
      <number:text> </number:text>
    </number:number-style>
    <number:number-style style:name="N701P1" style:volatile="true">
      <number:text> Rp(</number:text>
      <number:number number:decimal-places="0" number:min-integer-digits="1" number:grouping="true"/>
      <number:text>)</number:text>
    </number:number-style>
    <number:number-style style:name="N701P2" style:volatile="true">
      <number:text> Rp- </number:text>
    </number:number-style>
    <number:text-style style:name="N701">
      <number:text-content/>
      <number:text> </number:text>
      <style:map style:condition="value()&gt;0" style:apply-style-name="N701P0"/>
      <style:map style:condition="value()&lt;0" style:apply-style-name="N701P1"/>
      <style:map style:condition="value()=0" style:apply-style-name="N701P2"/>
    </number:text-style>
    <number:number-style style:name="N702P0" style:volatile="true">
      <number:text> Rp</number:text>
      <number:number number:decimal-places="2" number:min-integer-digits="1" number:grouping="true"/>
      <number:text> </number:text>
    </number:number-style>
    <number:number-style style:name="N702P1" style:volatile="true">
      <number:text> Rp(</number:text>
      <number:number number:decimal-places="2" number:min-integer-digits="1" number:grouping="true"/>
      <number:text>)</number:text>
    </number:number-style>
    <number:number-style style:name="N702P2" style:volatile="true">
      <number:text> Rp-</number:text>
      <number:number number:decimal-places="0" number:min-integer-digits="0"/>
      <number:text> </number:text>
    </number:number-style>
    <number:text-style style:name="N702">
      <number:text-content/>
      <number:text> </number:text>
      <style:map style:condition="value()&gt;0" style:apply-style-name="N702P0"/>
      <style:map style:condition="value()&lt;0" style:apply-style-name="N702P1"/>
      <style:map style:condition="value()=0" style:apply-style-name="N702P2"/>
    </number:text-style>
    <number:number-style style:name="N703">
      <number:number number:decimal-places="1" number:min-integer-digits="0" number:grouping="true"/>
    </number:number-style>
    <number:number-style style:name="N704">
      <number:number number:decimal-places="2" number:min-integer-digits="2"/>
    </number:number-style>
    <number:date-style style:name="N705">
      <number:day number:style="long"/>
      <number:text> - </number:text>
      <number:month number:textual="true"/>
      <number:text> - </number:text>
      <number:year/>
    </number:date-style>
    <number:currency-style style:name="N706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706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706P0"/>
    </number:currency-style>
    <number:number-style style:name="N707P0" style:volatile="true">
      <number:text>¥</number:text>
      <number:number number:decimal-places="0" number:min-integer-digits="1" number:grouping="true"/>
    </number:number-style>
    <number:number-style style:name="N707">
      <number:text>-¥</number:text>
      <number:number number:decimal-places="0" number:min-integer-digits="1" number:grouping="true"/>
      <style:map style:condition="value()&gt;=0" style:apply-style-name="N707P0"/>
    </number:number-style>
    <number:number-style style:name="N708P0" style:volatile="true">
      <number:text>¥</number:text>
      <number:number number:decimal-places="0" number:min-integer-digits="1" number:grouping="true"/>
    </number:number-style>
    <number:number-style style:name="N708">
      <style:text-properties fo:color="#ff0000"/>
      <number:text>-¥</number:text>
      <number:number number:decimal-places="0" number:min-integer-digits="1" number:grouping="true"/>
      <style:map style:condition="value()&gt;=0" style:apply-style-name="N708P0"/>
    </number:number-style>
    <number:number-style style:name="N709P0" style:volatile="true">
      <number:text>¥</number:text>
      <number:number number:decimal-places="2" number:min-integer-digits="1" number:grouping="true"/>
    </number:number-style>
    <number:number-style style:name="N709">
      <number:text>-¥</number:text>
      <number:number number:decimal-places="2" number:min-integer-digits="1" number:grouping="true"/>
      <style:map style:condition="value()&gt;=0" style:apply-style-name="N709P0"/>
    </number:number-style>
    <number:number-style style:name="N710P0" style:volatile="true">
      <number:text>¥</number:text>
      <number:number number:decimal-places="2" number:min-integer-digits="1" number:grouping="true"/>
    </number:number-style>
    <number:number-style style:name="N710">
      <style:text-properties fo:color="#ff0000"/>
      <number:text>-¥</number:text>
      <number:number number:decimal-places="2" number:min-integer-digits="1" number:grouping="true"/>
      <style:map style:condition="value()&gt;=0" style:apply-style-name="N710P0"/>
    </number:number-style>
    <number:number-style style:name="N711P0" style:volatile="true">
      <number:text> ¥</number:text>
      <number:number number:decimal-places="0" number:min-integer-digits="1" number:grouping="true"/>
      <number:text> </number:text>
    </number:number-style>
    <number:number-style style:name="N711P1" style:volatile="true">
      <number:text>-¥</number:text>
      <number:number number:decimal-places="0" number:min-integer-digits="1" number:grouping="true"/>
      <number:text> </number:text>
    </number:number-style>
    <number:number-style style:name="N711P2" style:volatile="true">
      <number:text> ¥- </number:text>
    </number:number-style>
    <number:text-style style:name="N711">
      <number:text-content/>
      <number:text> </number:text>
      <style:map style:condition="value()&gt;0" style:apply-style-name="N711P0"/>
      <style:map style:condition="value()&lt;0" style:apply-style-name="N711P1"/>
      <style:map style:condition="value()=0" style:apply-style-name="N711P2"/>
    </number:text-style>
    <number:number-style style:name="N712P0" style:volatile="true">
      <number:text> ¥</number:text>
      <number:number number:decimal-places="2" number:min-integer-digits="1" number:grouping="true"/>
      <number:text> </number:text>
    </number:number-style>
    <number:number-style style:name="N712P1" style:volatile="true">
      <number:text>-¥</number:text>
      <number:number number:decimal-places="2" number:min-integer-digits="1" number:grouping="true"/>
      <number:text> </number:text>
    </number:number-style>
    <number:number-style style:name="N712P2" style:volatile="true">
      <number:text> ¥-</number:text>
      <number:number number:decimal-places="0" number:min-integer-digits="0"/>
      <number:text> </number:text>
    </number:number-style>
    <number:text-style style:name="N712">
      <number:text-content/>
      <number:text> </number:text>
      <style:map style:condition="value()&gt;0" style:apply-style-name="N712P0"/>
      <style:map style:condition="value()&lt;0" style:apply-style-name="N712P1"/>
      <style:map style:condition="value()=0" style:apply-style-name="N712P2"/>
    </number:text-style>
    <number:number-style style:name="N713">
      <number:number number:decimal-places="3" number:min-integer-digits="1" number:decimal-replacement=""/>
    </number:number-style>
    <number:number-style style:name="N714">
      <number:number number:decimal-places="2" number:min-integer-digits="1" number:decimal-replacement=""/>
    </number:number-style>
    <number:currency-style style:name="N715P0" style:volatile="true">
      <number:currency-symbol>$</number:currency-symbol>
      <number:number number:decimal-places="2" number:min-integer-digits="1" number:grouping="true"/>
    </number:currency-style>
    <number:currency-style style:name="N715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715P0"/>
    </number:currency-style>
    <number:number-style style:name="N716">
      <number:number number:decimal-places="0" number:min-integer-digits="8"/>
    </number:number-style>
    <number:number-style style:name="N717">
      <number:number number:decimal-places="0" number:min-integer-digits="7"/>
    </number:number-style>
    <number:date-style style:name="N718">
      <number:month number:style="long"/>
      <number:text>/</number:text>
      <number:day number:style="long"/>
      <number:text>/</number:text>
      <number:year number:style="long"/>
      <number:text>Y</number:text>
    </number:date-style>
    <number:date-style style:name="N719">
      <number:month number:style="long" number:textual="true"/>
      <number:text>/</number:text>
      <number:day number:style="long"/>
      <number:text>/</number:text>
      <number:year number:style="long"/>
    </number:date-style>
    <number:date-style style:name="N720">
      <number:month number:style="long" number:textual="true"/>
      <number:text>/</number:text>
      <number:year number:style="long"/>
    </number:date-style>
    <number:date-style style:name="N721">
      <number:day/>
      <number:text> </number:text>
      <number:month number:style="long" number:textual="true"/>
      <number:text> </number:text>
      <number:year number:style="long"/>
    </number:date-style>
    <number:number-style style:name="N722P0" style:volatile="true">
      <number:number number:decimal-places="2" number:min-integer-digits="1"/>
    </number:number-style>
    <number:number-style style:name="N722">
      <style:text-properties fo:color="#ff0000"/>
      <number:text>-</number:text>
      <number:number number:decimal-places="2" number:min-integer-digits="1"/>
      <style:map style:condition="value()&gt;=0" style:apply-style-name="N722P0"/>
    </number:number-style>
    <number:date-style style:name="N723">
      <number:day-of-week number:style="long"/>
      <number:text>, </number:text>
      <number:month number:style="long" number:textual="true"/>
      <number:text> </number:text>
      <number:day-of-week/>
      <number:text>, </number:text>
      <number:year number:style="long"/>
    </number:date-style>
    <number:date-style style:name="N724">
      <number:day-of-week number:style="long"/>
      <number:text>, </number:text>
      <number:month number:style="long" number:textual="true"/>
    </number:date-style>
    <number:date-style style:name="N725">
      <number:day-of-week number:style="long"/>
      <number:text>, </number:text>
    </number:date-style>
    <number:date-style style:name="N726">
      <number:month number:textual="true"/>
      <number:text> </number:text>
      <number:day/>
      <number:text>, </number:text>
    </number:date-style>
    <number:number-style style:name="N727">
      <number:number number:decimal-places="8" number:min-integer-digits="1" number:grouping="true"/>
    </number:number-style>
    <number:date-style style:name="N728">
      <number:day-of-week/>
      <number:text>, </number:text>
      <number:month number:textual="true"/>
      <number:text> </number:text>
      <number:day number:style="long"/>
      <number:text>, </number:text>
      <number:year/>
    </number:date-style>
    <number:date-style style:name="N729">
      <number:day-of-week/>
      <number:text>, </number:text>
      <number:month number:style="long" number:textual="true"/>
      <number:text> </number:text>
      <number:day number:style="long"/>
      <number:text>, </number:text>
      <number:year/>
    </number:date-style>
    <number:date-style style:name="N730">
      <number:day-of-week/>
      <number:text>, </number:text>
      <number:month number:textual="true"/>
      <number:text> </number:text>
      <number:day number:style="long"/>
    </number:date-style>
    <number:date-style style:name="N731">
      <number:month number:style="long"/>
      <number:text>/</number:text>
      <number:day number:style="long"/>
      <number:text>/</number:text>
      <number:year/>
      <number:text> - </number:text>
      <number:month number:style="long"/>
      <number:text>/</number:text>
      <number:day number:style="long"/>
      <number:text>/</number:text>
      <number:year/>
    </number:date-style>
    <number:date-style style:name="N732">
      <number:month number:style="long"/>
      <number:text>/</number:text>
      <number:year/>
      <number:text> - </number:text>
      <number:month number:style="long"/>
      <number:text>/</number:text>
      <number:year/>
    </number:date-style>
    <number:date-style style:name="N733">
      <number:day-of-week/>
      <number:text>, </number:text>
      <number:month number:textual="true"/>
      <number:text> </number:text>
      <number:day number:style="long"/>
      <number:text>, </number:text>
      <number:year number:style="long"/>
    </number:date-style>
    <number:date-style style:name="N734">
      <number:month number:textual="true"/>
      <number:text> </number:text>
      <number:day number:style="long"/>
      <number:text>, </number:text>
    </number:date-style>
    <number:currency-style style:name="N735P0" style:volatile="true">
      <number:number number:decimal-places="1" number:min-integer-digits="0" number:grouping="true"/>
      <number:text> </number:text>
      <number:currency-symbol>VND</number:currency-symbol>
    </number:currency-style>
    <number:currency-style style:name="N735">
      <style:text-properties fo:color="#ff0000"/>
      <number:text>-</number:text>
      <number:number number:decimal-places="1" number:min-integer-digits="0" number:grouping="true"/>
      <number:text> </number:text>
      <number:currency-symbol>VND</number:currency-symbol>
      <style:map style:condition="value()&gt;=0" style:apply-style-name="N735P0"/>
    </number:currency-style>
    <number:currency-style style:name="N736P0" style:volatile="true">
      <number:number number:decimal-places="0" number:min-integer-digits="0" number:grouping="true"/>
      <number:text> </number:text>
      <number:currency-symbol>VND</number:currency-symbol>
    </number:currency-style>
    <number:currency-style style:name="N736">
      <style:text-properties fo:color="#ff0000"/>
      <number:text>-</number:text>
      <number:number number:decimal-places="0" number:min-integer-digits="0" number:grouping="true"/>
      <number:text> </number:text>
      <number:currency-symbol>VND</number:currency-symbol>
      <style:map style:condition="value()&gt;=0" style:apply-style-name="N736P0"/>
    </number:currency-style>
    <number:number-style style:name="N737P0" style:volatile="true">
      <number:number number:decimal-places="0" number:min-integer-digits="1"/>
    </number:number-style>
    <number:number-style style:name="N737P1" style:volatile="true">
      <number:text>-</number:text>
      <number:number number:decimal-places="0" number:min-integer-digits="1"/>
    </number:number-style>
    <number:number-style style:name="N737">
      <number:text>.</number:text>
      <style:map style:condition="value()&gt;0" style:apply-style-name="N737P0"/>
      <style:map style:condition="value()&lt;0" style:apply-style-name="N737P1"/>
    </number:number-style>
    <number:number-style style:name="N738P0" style:volatile="true">
      <number:number number:decimal-places="0" number:min-integer-digits="1"/>
    </number:number-style>
    <number:number-style style:name="N738P1" style:volatile="true">
      <number:text>-</number:text>
      <number:number number:decimal-places="0" number:min-integer-digits="1"/>
    </number:number-style>
    <number:number-style style:name="N738">
      <number:text/>
      <style:map style:condition="value()&gt;0" style:apply-style-name="N738P0"/>
      <style:map style:condition="value()&lt;0" style:apply-style-name="N738P1"/>
    </number:number-style>
    <number:currency-style style:name="N73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73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739P0"/>
    </number:currency-style>
    <number:date-style style:name="N740P0" style:volatile="true">
      <number:month/>
      <number:text>/</number:text>
      <number:day/>
      <number:text>/</number:text>
      <number:year/>
    </number:date-style>
    <number:text-style style:name="N740">
      <number:text-content/>
      <style:map style:condition="value()&gt;=0" style:apply-style-name="N740P0"/>
    </number:text-style>
    <number:date-style style:name="N741P0" style:volatile="true">
      <number:month number:textual="true"/>
      <number:text>-</number:text>
      <number:year/>
    </number:date-style>
    <number:text-style style:name="N741">
      <number:text-content/>
      <style:map style:condition="value()&gt;=0" style:apply-style-name="N741P0"/>
    </number:text-style>
    <number:number-style style:name="N742P0" style:volatile="true">
      <number:number number:decimal-places="2" number:min-integer-digits="1" number:grouping="true"/>
    </number:number-style>
    <number:number-style style:name="N742">
      <number:text>-\</number:text>
      <number:number number:decimal-places="2" number:min-integer-digits="1" number:grouping="true"/>
      <style:map style:condition="value()&gt;=0" style:apply-style-name="N742P0"/>
    </number:number-style>
    <number:date-style style:name="N743">
      <number:day-of-week/>
      <number:text> </number:text>
      <number:day number:style="long"/>
    </number:date-style>
    <number:currency-style style:name="N744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744P1" style:volatile="true">
      <number:currency-symbol number:language="en" number:country="US">$</number:currency-symbol>
      <number:text>(</number:text>
      <number:number number:decimal-places="2" number:min-integer-digits="1" number:grouping="true"/>
      <number:text>)</number:text>
    </number:currency-style>
    <number:currency-style style:name="N744P2" style:volatile="true">
      <number:currency-symbol number:language="en" number:country="US">$</number:currency-symbol>
      <number:text>-</number:text>
      <number:number number:decimal-places="0" number:min-integer-digits="0"/>
      <number:text> </number:text>
    </number:currency-style>
    <number:text-style style:name="N744">
      <number:text-content/>
      <number:text> </number:text>
      <style:map style:condition="value()&gt;0" style:apply-style-name="N744P0"/>
      <style:map style:condition="value()&lt;0" style:apply-style-name="N744P1"/>
      <style:map style:condition="value()=0" style:apply-style-name="N744P2"/>
    </number:text-style>
    <number:number-style style:name="N745P0" style:volatile="true">
      <number:text>¥</number:text>
      <number:number number:decimal-places="0" number:min-integer-digits="1" number:grouping="true"/>
      <number:text> </number:text>
    </number:number-style>
    <number:number-style style:name="N745">
      <number:text>(¥</number:text>
      <number:number number:decimal-places="0" number:min-integer-digits="1" number:grouping="true"/>
      <number:text>)</number:text>
      <style:map style:condition="value()&gt;=0" style:apply-style-name="N745P0"/>
    </number:number-style>
    <number:number-style style:name="N746P0" style:volatile="true">
      <number:text>¥</number:text>
      <number:number number:decimal-places="0" number:min-integer-digits="1" number:grouping="true"/>
      <number:text> </number:text>
    </number:number-style>
    <number:number-style style:name="N746">
      <style:text-properties fo:color="#ff0000"/>
      <number:text>(¥</number:text>
      <number:number number:decimal-places="0" number:min-integer-digits="1" number:grouping="true"/>
      <number:text>)</number:text>
      <style:map style:condition="value()&gt;=0" style:apply-style-name="N746P0"/>
    </number:number-style>
    <number:number-style style:name="N747P0" style:volatile="true">
      <number:text>¥</number:text>
      <number:number number:decimal-places="2" number:min-integer-digits="1" number:grouping="true"/>
      <number:text> </number:text>
    </number:number-style>
    <number:number-style style:name="N747">
      <number:text>(¥</number:text>
      <number:number number:decimal-places="2" number:min-integer-digits="1" number:grouping="true"/>
      <number:text>)</number:text>
      <style:map style:condition="value()&gt;=0" style:apply-style-name="N747P0"/>
    </number:number-style>
    <number:number-style style:name="N748P0" style:volatile="true">
      <number:text>¥</number:text>
      <number:number number:decimal-places="2" number:min-integer-digits="1" number:grouping="true"/>
      <number:text> </number:text>
    </number:number-style>
    <number:number-style style:name="N748">
      <style:text-properties fo:color="#ff0000"/>
      <number:text>(¥</number:text>
      <number:number number:decimal-places="2" number:min-integer-digits="1" number:grouping="true"/>
      <number:text>)</number:text>
      <style:map style:condition="value()&gt;=0" style:apply-style-name="N748P0"/>
    </number:number-style>
    <number:number-style style:name="N749P0" style:volatile="true">
      <number:text> ¥</number:text>
      <number:number number:decimal-places="0" number:min-integer-digits="1" number:grouping="true"/>
      <number:text> </number:text>
    </number:number-style>
    <number:number-style style:name="N749P1" style:volatile="true">
      <number:text> ¥(</number:text>
      <number:number number:decimal-places="0" number:min-integer-digits="1" number:grouping="true"/>
      <number:text>)</number:text>
    </number:number-style>
    <number:number-style style:name="N749P2" style:volatile="true">
      <number:text> ¥- </number:text>
    </number:number-style>
    <number:text-style style:name="N749">
      <number:text-content/>
      <number:text> </number:text>
      <style:map style:condition="value()&gt;0" style:apply-style-name="N749P0"/>
      <style:map style:condition="value()&lt;0" style:apply-style-name="N749P1"/>
      <style:map style:condition="value()=0" style:apply-style-name="N749P2"/>
    </number:text-style>
    <number:number-style style:name="N750P0" style:volatile="true">
      <number:text> ¥</number:text>
      <number:number number:decimal-places="2" number:min-integer-digits="1" number:grouping="true"/>
      <number:text> </number:text>
    </number:number-style>
    <number:number-style style:name="N750P1" style:volatile="true">
      <number:text> ¥(</number:text>
      <number:number number:decimal-places="2" number:min-integer-digits="1" number:grouping="true"/>
      <number:text>)</number:text>
    </number:number-style>
    <number:number-style style:name="N750P2" style:volatile="true">
      <number:text> ¥-</number:text>
      <number:number number:decimal-places="0" number:min-integer-digits="0"/>
      <number:text> </number:text>
    </number:number-style>
    <number:text-style style:name="N750">
      <number:text-content/>
      <number:text> </number:text>
      <style:map style:condition="value()&gt;0" style:apply-style-name="N750P0"/>
      <style:map style:condition="value()&lt;0" style:apply-style-name="N750P1"/>
      <style:map style:condition="value()=0" style:apply-style-name="N750P2"/>
    </number:text-style>
    <number:currency-style style:name="N751P0" style:volatile="true"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51P1" style:volatile="true">
      <number:text>-</number:text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51P2" style:volatile="true">
      <number:currency-symbol number:language="ja" number:country="JP">¥</number:currency-symbol>
      <number:text>- </number:text>
    </number:currency-style>
    <number:text-style style:name="N751">
      <number:text-content/>
      <number:text> </number:text>
      <style:map style:condition="value()&gt;0" style:apply-style-name="N751P0"/>
      <style:map style:condition="value()&lt;0" style:apply-style-name="N751P1"/>
      <style:map style:condition="value()=0" style:apply-style-name="N751P2"/>
    </number:text-style>
    <number:currency-style style:name="N752">
      <number:currency-symbol number:language="ja" number:country="JP">¥</number:currency-symbol>
      <number:number number:decimal-places="0" number:min-integer-digits="1" number:grouping="true"/>
    </number:currency-style>
    <number:number-style style:name="N753P0" style:volatile="true">
      <number:number number:decimal-places="1" number:min-integer-digits="1"/>
    </number:number-style>
    <number:number-style style:name="N753">
      <style:text-properties fo:color="#ff0000"/>
      <number:number number:decimal-places="1" number:min-integer-digits="1"/>
      <style:map style:condition="value()&gt;=0" style:apply-style-name="N753P0"/>
    </number:number-style>
    <number:number-style style:name="N754">
      <number:number number:decimal-places="0" number:min-integer-digits="3" number:grouping="true"/>
    </number:number-style>
    <number:number-style style:name="N755">
      <number:number number:decimal-places="2" number:min-integer-digits="3" number:grouping="true"/>
    </number:number-style>
    <number:number-style style:name="N756">
      <number:number number:decimal-places="3" number:min-integer-digits="0" number:grouping="true"/>
    </number:number-style>
    <number:currency-style style:name="N757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757"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75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percentage-style style:name="N8155" number:language="en" number:country="US">
      <number:number number:decimal-places="1" number:min-integer-digits="1"/>
      <number:text>%</number:text>
    </number:percentage-style>
    <number:number-style style:name="N8156" number:language="en" number:country="US">
      <number:number number:decimal-places="1" number:min-integer-digits="1" number:grouping="true"/>
    </number:number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24107" number:language="en" number:country="AU">
      <number:day/>
      <number:text>/</number:text>
      <number:month number:style="long"/>
      <number:text>/</number:text>
      <number:year number:style="long"/>
    </number:date-style>
    <number:date-style style:name="N24108" number:language="en" number:country="AU">
      <number:day/>
      <number:text>-</number:text>
      <number:month number:textual="true"/>
      <number:text>-</number:text>
      <number:year/>
    </number:date-style>
    <number:date-style style:name="N24109" number:language="en" number:country="AU">
      <number:day/>
      <number:text>-</number:text>
      <number:month number:textual="true"/>
    </number:date-style>
    <number:date-style style:name="N24110" number:language="en" number:country="AU">
      <number:month number:textual="true"/>
      <number:text>-</number:text>
      <number:year/>
    </number:date-style>
    <number:time-style style:name="N24111" number:language="en" number:country="AU">
      <number:hours/>
      <number:text>:</number:text>
      <number:minutes number:style="long"/>
      <number:text> </number:text>
      <number:am-pm/>
    </number:time-style>
    <number:time-style style:name="N24112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4113" number:language="en" number:country="AU">
      <number:hours/>
      <number:text>:</number:text>
      <number:minutes number:style="long"/>
    </number:time-style>
    <number:time-style style:name="N24114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24115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date-style style:name="N32106" number:language="vi" number:country="VN">
      <number:day number:style="long"/>
      <number:text>/</number:text>
      <number:month number:style="long"/>
    </number:date-style>
    <number:date-style style:name="N32107" number:language="vi" number:country="VN">
      <number:month number:style="long"/>
      <number:text>/</number:text>
      <number:day number:style="long"/>
    </number:date-style>
    <number:date-style style:name="N32108" number:language="vi" number:country="VN">
      <number:month number:style="long"/>
      <number:text>/</number:text>
      <number:year number:style="long"/>
    </number:date-style>
    <number:date-style style:name="N32109" number:language="vi" number:country="VN">
      <number:year number:style="long"/>
    </number:date-style>
    <number:date-style style:name="N40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0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4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48107" number:language="en" number:country="GB">
      <number:day number:style="long"/>
      <number:text>-</number:text>
      <number:month number:textual="true"/>
    </number:date-style>
    <number:date-style style:name="N48108" number:language="en" number:country="GB">
      <number:month number:textual="true"/>
      <number:text>-</number:text>
      <number:year/>
    </number:date-style>
    <number:time-style style:name="N48109" number:language="en" number:country="GB">
      <number:hours/>
      <number:text>:</number:text>
      <number:minutes number:style="long"/>
      <number:text> </number:text>
      <number:am-pm/>
    </number:time-style>
    <number:time-style style:name="N4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4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currency-style style:name="N56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56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56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56107P0"/>
    </number:currency-style>
    <number:date-style style:name="N64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64107" number:language="en" number:country="CA">
      <number:day number:style="long"/>
      <number:text>-</number:text>
      <number:month number:textual="true"/>
    </number:date-style>
    <number:date-style style:name="N64108" number:language="en" number:country="CA">
      <number:month number:textual="true"/>
      <number:text>-</number:text>
      <number:year/>
    </number:date-style>
    <number:time-style style:name="N64109" number:language="en" number:country="CA">
      <number:hours/>
      <number:text>:</number:text>
      <number:minutes number:style="long"/>
      <number:text> </number:text>
      <number:am-pm/>
    </number:time-style>
    <number:time-style style:name="N64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111" number:language="en" number:country="CA">
      <number:hours/>
      <number:text>:</number:text>
      <number:minutes number:style="long"/>
    </number:time-style>
    <number:time-style style:name="N64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64113" number:language="en" number:country="CA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cf5" style:family="table-cell" style:parent-style-name="Default">
      <style:table-cell-properties fo:background-color="#ffff99" fo:border="0.0008in solid #000000"/>
    </style:style>
    <style:style style:name="cf3" style:family="table-cell" style:parent-style-name="Default">
      <style:table-cell-properties fo:background-color="#cccccc" fo:border="0.0008in solid #00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7">11/27/2017</text:date>, <text:time>15:43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7-11-27">11/27/2017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07:23:44.34</meta:creation-date>
    <meta:editing-cycles>1268</meta:editing-cycles>
    <meta:editing-duration>P8DT4H24M23S</meta:editing-duration>
    <meta:generator>OpenOffice/4.1.4$Win32 OpenOffice.org_project/414m5$Build-9788</meta:generator>
    <dc:date>2017-11-27T15:43:25.35</dc:date>
    <meta:document-statistic meta:table-count="7" meta:cell-count="473" meta:object-count="0"/>
    <meta:user-defined meta:name="Info 1"/>
    <meta:user-defined meta:name="Info 2"/>
    <meta:user-defined meta:name="Info 3"/>
    <meta:user-defined meta:name="Info 4"/>
  </office:meta>
</office:document-meta>
</file>